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838cm"/>
    </style:style>
    <style:style style:name="co16" style:family="table-column">
      <style:table-column-properties fo:break-before="auto" style:column-width="4.276cm"/>
    </style:style>
    <style:style style:name="co17" style:family="table-column">
      <style:table-column-properties fo:break-before="auto" style:column-width="4.057cm"/>
    </style:style>
    <style:style style:name="co18" style:family="table-column">
      <style:table-column-properties fo:break-before="auto" style:column-width="4.193cm"/>
    </style:style>
    <style:style style:name="co19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2.233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469cm"/>
    </style:style>
    <style:style style:name="co14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6.435cm"/>
    </style:style>
    <style:style style:name="co21" style:family="table-column">
      <style:table-column-properties fo:break-before="auto" style:column-width="0.688cm"/>
    </style:style>
    <style:style style:name="co22" style:family="table-column">
      <style:table-column-properties fo:break-before="auto" style:column-width="1.752cm"/>
    </style:style>
    <style:style style:name="co23" style:family="table-column">
      <style:table-column-properties fo:break-before="auto" style:column-width="1.642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2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86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6" style:family="table-row">
      <style:table-row-properties style:row-height="5.764cm" fo:break-before="auto" style:use-optimal-row-height="false"/>
    </style:style>
    <style:style style:name="ro7" style:family="table-row">
      <style:table-row-properties style:row-height="3.501cm" fo:break-before="auto" style:use-optimal-row-height="false"/>
    </style:style>
    <style:style style:name="ro8" style:family="table-row">
      <style:table-row-properties style:row-height="3.948cm" fo:break-before="auto" style:use-optimal-row-height="false"/>
    </style:style>
    <style:style style:name="ro9" style:family="table-row">
      <style:table-row-properties style:row-height="7.95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69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b4dcfd" fo:wrap-option="wrap" style:vertical-align="middle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85b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ackground-color="#dde8cb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7d1d5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transparent" fo:wrap-option="wrap" fo:border="none" style:vertical-align="middle"/>
      <style:text-properties fo:font-size="10pt" style:font-size-asian="10pt" style:font-size-complex="10pt"/>
    </style:style>
    <style:style style:name="ce88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89" style:family="table-cell" style:parent-style-name="Default">
      <style:text-properties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b4dcfd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transparent" fo:wrap-option="wrap" style:vertical-align="middle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85bfff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/>
    </style:style>
    <style:style style:name="ce32" style:family="table-cell" style:parent-style-name="Default">
      <style:table-cell-properties fo:background-color="#b4dcfd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dee6ef" fo:wrap-option="wrap" style:vertical-align="middle"/>
      <style:text-properties fo:font-size="10pt" style:font-size-asian="10pt" style:font-size-complex="10pt"/>
    </style:style>
    <style:style style:name="ce37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4dcfd" fo:wrap-option="wrap" style:vertical-align="middle"/>
      <style:text-properties fo:font-size="10pt" style:font-size-asian="10pt" style:font-size-complex="10pt"/>
    </style:style>
    <style:style style:name="ce74" style:family="table-cell" style:parent-style-name="Default">
      <style:table-cell-properties fo:wrap-option="wrap" style:vertical-align="middle"/>
      <style:text-properties style:font-name="Liberation Sans1" fo:font-size="10pt" fo:language="none" fo:country="none" style:font-name-asian="DejaVu Sans" style:font-size-asian="10pt" style:language-asian="none" style:country-asian="none" style:font-name-complex="Liberation Sans1" style:font-size-complex="10pt" style:language-complex="none" style:country-complex="none"/>
    </style:style>
    <style:style style:name="ce75" style:family="table-cell" style:parent-style-name="Default">
      <style:table-cell-properties style:vertical-align="middle"/>
      <style:text-properties style:font-name="Liberation Sans1" fo:font-size="10pt" fo:language="none" fo:country="none" style:font-name-asian="DejaVu Sans" style:font-size-asian="10pt" style:language-asian="none" style:country-asian="none" style:font-name-complex="Liberation Sans1" style:font-size-complex="10pt" style:language-complex="none" style:country-complex="none"/>
    </style:style>
    <style:style style:name="ce55" style:family="table-cell" style:parent-style-name="Default">
      <style:table-cell-properties fo:background-color="#dee6ef"/>
    </style:style>
    <style:style style:name="ce46" style:family="table-cell" style:parent-style-name="Default">
      <style:table-cell-properties fo:background-color="#85bfff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dde8cb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7d1d5"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transparent" fo:wrap-option="wrap" fo:border="none" style:vertical-align="middle"/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ackground-color="#b4dcfd" fo:wrap-option="wrap" fo:border="none" style:vertical-align="middle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 fo:wrap-option="wrap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weight-complex="normal"/>
    </style:style>
    <style:style style:name="T17" style:family="text">
      <style:text-properties style:text-outline="false" style:text-line-through-style="none" style:text-line-through-type="none" style:font-name="Liberation Sans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.80000019073486pt" style:language-asian="none" style:country-asian="none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24" style:family="tex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c9211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style:font-size-asian="10pt" style:font-size-complex="10pt"/>
    </style:style>
    <style:style style:name="T29" style:family="tex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="Liberation Sans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/>
    </style:style>
    <style:style style:name="T21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6.80000019073486pt" style:font-size-complex="6.80000019073486pt" style:font-weight-asian="normal" style:font-weight-complex="normal" style:font-style-asian="normal" style:font-style-complex="normal" style:text-emphasize="none" style:font-relief="none" fo:font-weight="normal" style:font-name-complex="DejaVu Sans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weight="normal" style:language-complex="none" style:country-complex="none" style:font-relief="none" style:text-emphasize="none" style:font-style-complex="normal" style:font-style-asian="normal" style:font-weight-complex="normal" style:font-weight-asian="normal" style:font-size-complex="6.80000019073486pt" style:font-size-asian="6.80000019073486pt" style:font-name-asian="DejaVu Sans" fo:font-size="10pt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30" style:family="text">
      <style:text-properties fo:font-weight="normal" style:language-complex="none" style:country-complex="none" style:font-relief="none" style:text-emphasize="none" style:font-style-complex="normal" style:font-style-asian="normal" style:font-weight-complex="normal" style:font-weight-asian="normal" style:font-name-asian="DejaVu Sans" fo:font-size="10pt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size-asian="10pt" style:font-size-complex="10pt"/>
    </style:style>
    <style:style style:name="T3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language-complex="none" style:country-complex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DejaVu Sans" fo:font-size="10pt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3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weight-complex="bold" style:font-weight-asian="bold" style:font-size-complex="6.80000019073486pt" fo:font-weight="bold" style:font-size-asian="6.80000019073486pt" style:text-overline-style="none" style:text-overline-color="font-color" style:language-asian="none" style:country-asian="none"/>
    </style:style>
    <style:style style:name="T35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normal" style:font-weight-complex="normal" style:font-weight-asian="normal"/>
    </style:style>
    <style:style style:name="T36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font-weight="bold" style:font-weight-asian="bold" style:font-weight-complex="bold"/>
    </style:style>
    <style:style style:name="T37" style:family="text">
      <style:text-properties style:text-underline-style="none" style:text-underline-color="font-color" style:font-relief="none" style:font-name-asian="DejaVu Sans" style:language-complex="none" style:country-complex="none" style:text-line-through-type="none" fo:font-style="normal" style:text-outline="false" fo:text-shadow="none" style:text-line-through-mode="continuous" fo:language="none" fo:country="none" style:text-emphasize="none" style:font-style-complex="normal" style:font-style-asian="normal" style:font-size-complex="6.80000019073486pt" style:font-size-asian="6.80000019073486pt" style:text-overline-style="none" style:text-overline-color="font-color" style:language-asian="none" style:country-asian="none" fo:color="#c9211e" fo:font-weight="normal" style:font-weight-asian="normal" style:font-weight-complex="normal"/>
    </style:style>
    <style:style style:name="T3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size-asian="6.80000019073486pt" style:font-size-complex="6.8000001907348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table:table-column table:style-name="co7" table:default-cell-style-name="ce30"/>
        <table:table-column table:style-name="co9" table:number-columns-repeated="2" table:default-cell-style-name="ce34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5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8" table:number-columns-repeated="100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12"/>
          <table:table-cell table:style-name="ce37" table:number-columns-repeated="993"/>
        </table:table-row>
        <table:table-row table:style-name="ro2">
          <table:table-cell office:value-type="string" calcext:value-type="string">
            <text:p>dataset values</text:p>
          </table:table-cell>
          <table:table-cell table:style-name="ce33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33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33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38" office:value-type="string" calcext:value-type="string">
            <text:p>1,11</text:p>
            <text:p>2,22</text:p>
            <text:p>3,33</text:p>
            <text:p>…</text:p>
            <text:p>9,99</text:p>
            <text:p>10,<text:span text:style-name="T1">10</text:span></text:p>
          </table:table-cell>
          <table:table-cell table:style-name="ce39" office:value-type="string" calcext:value-type="string">
            <text:p>1,11</text:p>
            <text:p>…</text:p>
            <text:p>7,77</text:p>
            <text:p>8,<text:span text:style-name="T2">89</text:span></text:p>
            <text:p>9,99</text:p>
            <text:p>10,110</text:p>
          </table:table-cell>
          <table:table-cell table:style-name="ce40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41" office:value-type="string" calcext:value-type="string">
            <text:p>1,11</text:p>
            <text:p>2,22</text:p>
            <text:p>3,33</text:p>
            <text:p>4,44</text:p>
            <text:p>5,55</text:p>
            <text:p><text:span text:style-name="T20">6,660009223370</text:span><text:span text:style-name="T21">3372036854775808999999999999999999999999999999999999999999999999999999999999999999</text:span>00000</text:p>
            <text:p><text:span text:style-name="T20">7,77000922337</text:span><text:span text:style-name="T21">3372036854775808999999999999999999999999999999999999999999999999999999999999999999</text:span>0000000</text:p>
            <text:p><text:span text:style-name="T20">8,88092233720368000</text:span><text:span text:style-name="T21">3372036854775808999999999999999999999999999999999999999999999999999999999999999999</text:span>0000</text:p>
            <text:p><text:span text:style-name="T20">9,990000000</text:span><text:span text:style-name="T21">3372036854775808999999999999999999999999999999999999999999999999999999999999999999</text:span>0</text:p>
            <text:p><text:span text:style-name="T20">10,11922337203685</text:span><text:span text:style-name="T21">3372036854775808999999999999999999999999999999999999999999999999999999999999999999</text:span>4775808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 table:style-name="ce74" office:value-type="string" calcext:value-type="string">
            <text:p><text:span text:style-name="T31">1,1</text:span></text:p>
            <text:p><text:span text:style-name="T31">2,2</text:span></text:p>
            <text:p><text:span text:style-name="T31">…</text:span></text:p>
            <text:p><text:span text:style-name="T31">50,50</text:span></text:p>
          </table:table-cell>
          <table:table-cell table:style-name="ce74" office:value-type="string" calcext:value-type="string">
            <text:p><text:span text:style-name="T31">1,1</text:span></text:p>
            <text:p><text:span text:style-name="T31">2,2</text:span></text:p>
            <text:p><text:span text:style-name="T31">…</text:span></text:p>
            <text:p><text:span text:style-name="T31">100,100</text:span></text:p>
          </table:table-cell>
          <table:table-cell table:style-name="ce75" office:value-type="string" calcext:value-type="string">
            <text:p><text:span text:style-name="T31">1,1</text:span></text:p>
            <text:p><text:span text:style-name="T31">2,2</text:span></text:p>
            <text:p><text:span text:style-name="T31">…</text:span></text:p>
            <text:p><text:span text:style-name="T31">500,500</text:span></text:p>
          </table:table-cell>
          <table:table-cell table:style-name="ce74" office:value-type="string" calcext:value-type="string">
            <text:p><text:span text:style-name="T31">1,1</text:span></text:p>
            <text:p><text:span text:style-name="T31">2,2</text:span></text:p>
            <text:p><text:span text:style-name="T31">…</text:span></text:p>
            <text:p><text:span text:style-name="T31">1000,1000</text:span></text:p>
          </table:table-cell>
          <table:table-cell table:style-name="ce74" office:value-type="string" calcext:value-type="string">
            <text:p><text:span text:style-name="T31">1,1</text:span></text:p>
            <text:p><text:span text:style-name="T31">2,2</text:span></text:p>
            <text:p><text:span text:style-name="T31">…</text:span></text:p>
            <text:p><text:span text:style-name="T31">2000,2000</text:span></text:p>
          </table:table-cell>
          <table:table-cell table:style-name="ce74" office:value-type="string" calcext:value-type="string">
            <text:p><text:span text:style-name="T31">1,1</text:span></text:p>
            <text:p><text:span text:style-name="T31">2,2</text:span></text:p>
            <text:p><text:span text:style-name="T31">…</text:span></text:p>
            <text:p><text:span text:style-name="T31">4000,4000</text:span></text:p>
          </table:table-cell>
          <table:table-cell table:style-name="ce74" office:value-type="string" calcext:value-type="string">
            <text:p><text:span text:style-name="T31">1,1</text:span></text:p>
            <text:p><text:span text:style-name="T31">2,2</text:span></text:p>
            <text:p><text:span text:style-name="T31">…</text:span></text:p>
            <text:p><text:span text:style-name="T31">6000,6000</text:span></text:p>
          </table:table-cell>
          <table:table-cell table:style-name="ce74" office:value-type="string" calcext:value-type="string">
            <text:p><text:span text:style-name="T31">1,1</text:span></text:p>
            <text:p><text:span text:style-name="T31">2,2</text:span></text:p>
            <text:p><text:span text:style-name="T31">…</text:span></text:p>
            <text:p><text:span text:style-name="T31">8000,8000</text:span></text:p>
          </table:table-cell>
          <table:table-cell table:style-name="ce74" office:value-type="string" calcext:value-type="string">
            <text:p><text:span text:style-name="T31">1,1</text:span></text:p>
            <text:p><text:span text:style-name="T31">2,2</text:span></text:p>
            <text:p><text:span text:style-name="T31">…</text:span></text:p>
            <text:p><text:span text:style-name="T31">10 000,10 000</text:span></text:p>
          </table:table-cell>
          <table:table-cell table:style-name="ce74" office:value-type="string" calcext:value-type="string">
            <text:p><text:span text:style-name="T31">1,1</text:span></text:p>
            <text:p><text:span text:style-name="T31">2,2</text:span></text:p>
            <text:p><text:span text:style-name="T31">…</text:span></text:p>
            <text:p><text:span text:style-name="T32">50 000, 50 000</text:span></text:p>
          </table:table-cell>
          <table:table-cell table:style-name="ce37" table:number-columns-repeated="1005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10 data points</text:p>
          </table:table-cell>
          <table:table-cell office:value-type="string" calcext:value-type="string">
            <text:p>20 data points</text:p>
          </table:table-cell>
          <table:table-cell table:style-name="ce34" office:value-type="string" calcext:value-type="string">
            <text:p>11 data points</text:p>
          </table:table-cell>
          <table:table-cell table:style-name="ce34" office:value-type="string" calcext:value-type="string">
            <text:p>Change a data point in DS1 (affect binary length)</text:p>
          </table:table-cell>
          <table:table-cell table:style-name="ce34" office:value-type="string" calcext:value-type="string">
            <text:p>Change a data point in DS1 (does not affect binary length)</text:p>
          </table:table-cell>
          <table:table-cell table:style-name="ce34" office:value-type="string" calcext:value-type="string">
            <text:p>10 data points</text:p>
            <text:p>And 1 of which is a large value</text:p>
          </table:table-cell>
          <table:table-cell table:style-name="ce34" office:value-type="string" calcext:value-type="string">
            <text:p><text:span text:style-name="T22">10 data points</text:span></text:p>
            <text:p><text:span text:style-name="T22">And </text:span>5 of which are large values</text:p>
          </table:table-cell>
          <table:table-cell table:style-name="ce34" office:value-type="string" calcext:value-type="string">
            <text:p>12 data points</text:p>
          </table:table-cell>
          <table:table-cell table:style-name="ce37" office:value-type="string" calcext:value-type="string">
            <text:p>50 data points</text:p>
          </table:table-cell>
          <table:table-cell table:style-name="ce37" office:value-type="string" calcext:value-type="string">
            <text:p>100 data points</text:p>
          </table:table-cell>
          <table:table-cell table:style-name="ce37" office:value-type="string" calcext:value-type="string">
            <text:p>500 data points</text:p>
          </table:table-cell>
          <table:table-cell table:style-name="ce37" office:value-type="string" calcext:value-type="string">
            <text:p>1000 data points</text:p>
          </table:table-cell>
          <table:table-cell table:style-name="ce37" office:value-type="string" calcext:value-type="string">
            <text:p>2000 data points</text:p>
          </table:table-cell>
          <table:table-cell table:style-name="ce37" office:value-type="string" calcext:value-type="string">
            <text:p>4000 data points</text:p>
          </table:table-cell>
          <table:table-cell table:style-name="ce37" office:value-type="string" calcext:value-type="string">
            <text:p>6000 data points</text:p>
          </table:table-cell>
          <table:table-cell table:style-name="ce37" office:value-type="string" calcext:value-type="string">
            <text:p>8000 data points</text:p>
          </table:table-cell>
          <table:table-cell table:style-name="ce37" office:value-type="string" calcext:value-type="string">
            <text:p>10 000 data points</text:p>
          </table:table-cell>
          <table:table-cell table:style-name="ce37" office:value-type="string" calcext:value-type="string">
            <text:p>50 000 data points</text:p>
          </table:table-cell>
          <table:table-cell table:style-name="ce37" table:number-columns-repeated="1005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4" office:value-type="string" calcext:value-type="string">
            <text:p>Catergorized datasets below:</text:p>
          </table:table-cell>
          <table:table-cell table:style-name="ce4" table:number-columns-repeated="1023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taset values</text:p>
          </table:table-cell>
          <table:table-cell table:style-name="ce33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33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33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38" office:value-type="string" calcext:value-type="string">
            <text:p>1,11</text:p>
            <text:p>2,22</text:p>
            <text:p>3,33</text:p>
            <text:p>…</text:p>
            <text:p>9,99</text:p>
            <text:p>10,<text:span text:style-name="T1">10</text:span></text:p>
          </table:table-cell>
          <table:table-cell table:style-name="ce39" office:value-type="string" calcext:value-type="string">
            <text:p>1,11</text:p>
            <text:p>…</text:p>
            <text:p>7,77</text:p>
            <text:p>8,<text:span text:style-name="T2">89</text:span></text:p>
            <text:p>9,99</text:p>
            <text:p>10,110</text:p>
          </table:table-cell>
          <table:table-cell table:style-name="ce40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41" office:value-type="string" calcext:value-type="string">
            <text:p>1,11</text:p>
            <text:p>2,22</text:p>
            <text:p>3,33</text:p>
            <text:p>4,44</text:p>
            <text:p>5,55</text:p>
            <text:p><text:span text:style-name="T20">6,660009223370</text:span><text:span text:style-name="T21">3372036854775808999999999999999999999999999999999999999999999999999999999999999999</text:span>00000</text:p>
            <text:p><text:span text:style-name="T20">7,77000922337</text:span><text:span text:style-name="T21">3372036854775808999999999999999999999999999999999999999999999999999999999999999999</text:span>0000000</text:p>
            <text:p><text:span text:style-name="T20">8,88092233720368000</text:span><text:span text:style-name="T21">3372036854775808999999999999999999999999999999999999999999999999999999999999999999</text:span>0000</text:p>
            <text:p><text:span text:style-name="T20">9,990000000</text:span><text:span text:style-name="T21">3372036854775808999999999999999999999999999999999999999999999999999999999999999999</text:span>0</text:p>
            <text:p><text:span text:style-name="T20">10,11922337203685</text:span><text:span text:style-name="T21">3372036854775808999999999999999999999999999999999999999999999999999999999999999999</text:span>4775808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Description</text:p>
          </table:table-cell>
          <table:table-cell office:value-type="string" calcext:value-type="string">
            <text:p>10 data points</text:p>
          </table:table-cell>
          <table:table-cell office:value-type="string" calcext:value-type="string">
            <text:p>20 data points</text:p>
          </table:table-cell>
          <table:table-cell table:style-name="ce34" office:value-type="string" calcext:value-type="string">
            <text:p>11 data points</text:p>
          </table:table-cell>
          <table:table-cell table:style-name="ce34" office:value-type="string" calcext:value-type="string">
            <text:p>Change a data point in DS1 (affect binary length)</text:p>
          </table:table-cell>
          <table:table-cell table:style-name="ce34" office:value-type="string" calcext:value-type="string">
            <text:p>Change a data point in DS1 (does not affect binary length)</text:p>
          </table:table-cell>
          <table:table-cell table:style-name="ce34" office:value-type="string" calcext:value-type="string">
            <text:p>10 data points</text:p>
            <text:p>And 1 of which is a large value (~10^98)</text:p>
          </table:table-cell>
          <table:table-cell table:style-name="ce34" office:value-type="string" calcext:value-type="string">
            <text:p><text:span text:style-name="T22">10 data points</text:span></text:p>
            <text:p><text:span text:style-name="T23">And </text:span><text:span text:style-name="T30">5 of which are large values (~10^98)</text:span></text:p>
          </table:table-cell>
          <table:table-cell table:style-name="ce34" office:value-type="string" calcext:value-type="string">
            <text:p>12 data points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dataset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Description</text:p>
          </table:table-cell>
          <table:table-cell office:value-type="string" calcext:value-type="string">
            <text:p>10 data points</text:p>
          </table:table-cell>
          <table:table-cell office:value-type="string" calcext:value-type="string">
            <text:p>20 data points</text:p>
          </table:table-cell>
          <table:table-cell table:style-name="ce37" office:value-type="string" calcext:value-type="string">
            <text:p>50 data points</text:p>
          </table:table-cell>
          <table:table-cell table:style-name="ce37" office:value-type="string" calcext:value-type="string">
            <text:p>100 data points</text:p>
          </table:table-cell>
          <table:table-cell table:style-name="ce37" office:value-type="string" calcext:value-type="string">
            <text:p>500 data points</text:p>
          </table:table-cell>
          <table:table-cell table:style-name="ce37" office:value-type="string" calcext:value-type="string">
            <text:p>1000 data points</text:p>
          </table:table-cell>
          <table:table-cell table:style-name="ce37" office:value-type="string" calcext:value-type="string">
            <text:p>2000 data points</text:p>
          </table:table-cell>
          <table:table-cell table:style-name="ce37" office:value-type="string" calcext:value-type="string">
            <text:p>4000 data points</text:p>
          </table:table-cell>
          <table:table-cell table:style-name="ce37" office:value-type="string" calcext:value-type="string">
            <text:p>6000 data points</text:p>
          </table:table-cell>
          <table:table-cell table:style-name="ce37" office:value-type="string" calcext:value-type="string">
            <text:p>8000 data points</text:p>
          </table:table-cell>
          <table:table-cell table:style-name="ce37" office:value-type="string" calcext:value-type="string">
            <text:p>10 000 data points</text:p>
          </table:table-cell>
          <table:table-cell table:style-name="ce37" office:value-type="string" calcext:value-type="string">
            <text:p>50 000 data points</text:p>
          </table:table-cell>
          <table:table-cell table:style-name="ce37" office:value-type="string" calcext:value-type="string">
            <text:p>100 000 data points</text:p>
          </table:table-cell>
          <table:table-cell table:style-name="ce37" office:value-type="string" calcext:value-type="string">
            <text:p>500 000 data points</text:p>
          </table:table-cell>
          <table:table-cell table:style-name="ce37" office:value-type="string" calcext:value-type="string">
            <text:p>1000 000 data points</text:p>
          </table:table-cell>
          <table:table-cell table:style-name="ce37" office:value-type="string" calcext:value-type="string">
            <text:p>5 000 000 data points</text:p>
          </table:table-cell>
          <table:table-cell table:number-columns-repeated="1007"/>
        </table:table-row>
      </table:table>
      <table:table table:name="Results" table:style-name="ta1">
        <table:shapes>
          <draw:frame draw:z-index="0" draw:style-name="gr1" draw:text-style-name="P1" svg:width="9.426cm" svg:height="5.313cm" svg:x="15.527cm" svg:y="5.923cm">
            <draw:object draw:notify-on-update-of-ranges="Results.B13:Results.B25 Results.C13:Results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03cm" svg:height="4.993cm" svg:x="15.291cm" svg:y="17.319cm">
            <draw:object draw:notify-on-update-of-ranges="Results.B39:Results.B51 Results.C39:Results.C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932cm" svg:height="4.913cm" svg:x="15.357cm" svg:y="29.378cm">
            <draw:object draw:notify-on-update-of-ranges="Results.B65:Results.B76 Results.C65:Results.C7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0.505cm" svg:height="5.869cm" svg:x="25.799cm" svg:y="5.765cm">
            <draw:object draw:notify-on-update-of-ranges="Results.B13:Results.B25 'pandas (C1)'.A1:'pandas (C1)'.A1 Results.D13:Results.D25 'pandas (C1)'.A1:'pandas (C1)'.A1 Results.E13:Results.E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0.733cm" svg:height="5.92cm" svg:x="36.894cm" svg:y="5.897cm">
            <draw:object draw:notify-on-update-of-ranges="Results.B13:Results.B25 'pandas (C1)'.A1:'pandas (C1)'.A1 Results.G13:Results.G25 'pandas (C1)'.A1:'pandas (C1)'.A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0.47cm" svg:height="6.083cm" svg:x="25.969cm" svg:y="17.558cm">
            <draw:object draw:notify-on-update-of-ranges="Results.B39:Results.B51 'pandas (C1)'.A1:'pandas (C1)'.A1 Results.D39:Results.D51 'pandas (C1)'.A1:'pandas (C1)'.A1 Results.E39:Results.E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9.921cm" svg:height="5.685cm" svg:x="36.685cm" svg:y="17.85cm">
            <draw:object draw:notify-on-update-of-ranges="Results.B39:Results.B51 'pandas (C1)'.A1:'pandas (C1)'.A1 Results.G39:Results.G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0.26cm" svg:height="5.75cm" svg:x="24.732cm" svg:y="29.193cm">
            <draw:object draw:notify-on-update-of-ranges="Results.B65:Results.B76 'pandas (C1)'.A1:'pandas (C1)'.A1 Results.D65:Results.D76 'pandas (C1)'.A1:'pandas (C1)'.A1 Results.E65:Results.E7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0.05cm" svg:height="5.579cm" svg:x="35.1cm" svg:y="29.643cm">
            <draw:object draw:notify-on-update-of-ranges="Results.B65:Results.B76 'pandas (C1)'.A1:'pandas (C1)'.A1 Results.G65:Results.G7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stack recor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s.grow</text:p>
          </table:table-cell>
          <table:table-cell office:value-type="string" calcext:value-type="string">
            <text:p>s.shrin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readline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0.115049" calcext:value-type="float">
            <text:p>0.115049</text:p>
          </table:table-cell>
          <table:table-cell office:value-type="float" office:value="59548" calcext:value-type="float">
            <text:p>59548</text:p>
          </table:table-cell>
          <table:table-cell office:value-type="float" office:value="106213" calcext:value-type="float">
            <text:p>106213</text:p>
          </table:table-cell>
          <table:table-cell office:value-type="float" office:value="0" calcext:value-type="float">
            <text:p>0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strace_readline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0.175866" calcext:value-type="float">
            <text:p>0.175866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59692" calcext:value-type="float">
            <text:p>59692</text:p>
          </table:table-cell>
          <table:table-cell office:value-type="float" office:value="106669" calcext:value-type="float">
            <text:p>10666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0.207115" calcext:value-type="float">
            <text:p>0.207115</text:p>
          </table:table-cell>
          <table:table-cell office:value-type="float" office:value="59638" calcext:value-type="float">
            <text:p>59638</text:p>
          </table:table-cell>
          <table:table-cell office:value-type="float" office:value="106480" calcext:value-type="float">
            <text:p>106480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0.175369" calcext:value-type="float">
            <text:p>0.175369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0.151209" calcext:value-type="float">
            <text:p>0.151209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0.18675" calcext:value-type="float">
            <text:p>0.18675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0.203591" calcext:value-type="float">
            <text:p>0.203591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0.197527" calcext:value-type="float">
            <text:p>0.197527</text:p>
          </table:table-cell>
          <table:table-cell office:value-type="float" office:value="59644" calcext:value-type="float">
            <text:p>59644</text:p>
          </table:table-cell>
          <table:table-cell office:value-type="float" office:value="106501" calcext:value-type="float">
            <text:p>106501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readline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0.115049" calcext:value-type="float">
            <text:p>0.115049</text:p>
          </table:table-cell>
          <table:table-cell office:value-type="float" office:value="59548" calcext:value-type="float">
            <text:p>59548</text:p>
          </table:table-cell>
          <table:table-cell office:value-type="float" office:value="106213" calcext:value-type="float">
            <text:p>106213</text:p>
          </table:table-cell>
          <table:table-cell office:value-type="float" office:value="0" calcext:value-type="float">
            <text:p>0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strace_readline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0.175866" calcext:value-type="float">
            <text:p>0.175866</text:p>
          </table:table-cell>
          <table:table-cell office:value-type="float" office:value="59632" calcext:value-type="float">
            <text:p>59632</text:p>
          </table:table-cell>
          <table:table-cell office:value-type="float" office:value="106459" calcext:value-type="float">
            <text:p>10645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0.20492" calcext:value-type="float">
            <text:p>0.20492</text:p>
          </table:table-cell>
          <table:table-cell office:value-type="float" office:value="59692" calcext:value-type="float">
            <text:p>59692</text:p>
          </table:table-cell>
          <table:table-cell office:value-type="float" office:value="106669" calcext:value-type="float">
            <text:p>10666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0.150505" calcext:value-type="float">
            <text:p>0.150505</text:p>
          </table:table-cell>
          <table:table-cell office:value-type="float" office:value="59872" calcext:value-type="float">
            <text:p>59872</text:p>
          </table:table-cell>
          <table:table-cell office:value-type="float" office:value="107299" calcext:value-type="float">
            <text:p>10729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0.168932" calcext:value-type="float">
            <text:p>0.168932</text:p>
          </table:table-cell>
          <table:table-cell office:value-type="float" office:value="60172" calcext:value-type="float">
            <text:p>60172</text:p>
          </table:table-cell>
          <table:table-cell office:value-type="float" office:value="108349" calcext:value-type="float">
            <text:p>1083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0.195449" calcext:value-type="float">
            <text:p>0.195449</text:p>
          </table:table-cell>
          <table:table-cell office:value-type="float" office:value="62572" calcext:value-type="float">
            <text:p>62572</text:p>
          </table:table-cell>
          <table:table-cell office:value-type="float" office:value="116749" calcext:value-type="float">
            <text:p>1167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0.176022" calcext:value-type="float">
            <text:p>0.176022</text:p>
          </table:table-cell>
          <table:table-cell office:value-type="float" office:value="65572" calcext:value-type="float">
            <text:p>65572</text:p>
          </table:table-cell>
          <table:table-cell office:value-type="float" office:value="127249" calcext:value-type="float">
            <text:p>127249</text:p>
          </table:table-cell>
          <table:table-cell office:value-type="float" office:value="0" calcext:value-type="float">
            <text:p>0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string" calcext:value-type="string">
            <text:p>strace_readline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0.178441" calcext:value-type="float">
            <text:p>0.178441</text:p>
          </table:table-cell>
          <table:table-cell office:value-type="float" office:value="71596" calcext:value-type="float">
            <text:p>71596</text:p>
          </table:table-cell>
          <table:table-cell office:value-type="float" office:value="148285" calcext:value-type="float">
            <text:p>148285</text:p>
          </table:table-cell>
          <table:table-cell office:value-type="float" office:value="0" calcext:value-type="float">
            <text:p>0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strace_readline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0.191778" calcext:value-type="float">
            <text:p>0.191778</text:p>
          </table:table-cell>
          <table:table-cell office:value-type="float" office:value="83620" calcext:value-type="float">
            <text:p>83620</text:p>
          </table:table-cell>
          <table:table-cell office:value-type="float" office:value="190321" calcext:value-type="float">
            <text:p>190321</text:p>
          </table:table-cell>
          <table:table-cell office:value-type="float" office:value="0" calcext:value-type="float">
            <text:p>0</text:p>
          </table:table-cell>
          <table:table-cell office:value-type="float" office:value="4667" calcext:value-type="float">
            <text:p>4667</text:p>
          </table:table-cell>
        </table:table-row>
        <table:table-row table:style-name="ro1">
          <table:table-cell office:value-type="string" calcext:value-type="string">
            <text:p>strace_readline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0.137715" calcext:value-type="float">
            <text:p>0.137715</text:p>
          </table:table-cell>
          <table:table-cell office:value-type="float" office:value="95656" calcext:value-type="float">
            <text:p>95656</text:p>
          </table:table-cell>
          <table:table-cell office:value-type="float" office:value="232375" calcext:value-type="float">
            <text:p>232375</text:p>
          </table:table-cell>
          <table:table-cell office:value-type="float" office:value="0" calcext:value-type="float">
            <text:p>0</text:p>
          </table:table-cell>
          <table:table-cell office:value-type="float" office:value="4670" calcext:value-type="float">
            <text:p>4670</text:p>
          </table:table-cell>
        </table:table-row>
        <table:table-row table:style-name="ro1">
          <table:table-cell office:value-type="string" calcext:value-type="string">
            <text:p>strace_readline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0.181173" calcext:value-type="float">
            <text:p>0.181173</text:p>
          </table:table-cell>
          <table:table-cell office:value-type="float" office:value="107680" calcext:value-type="float">
            <text:p>107680</text:p>
          </table:table-cell>
          <table:table-cell office:value-type="float" office:value="274411" calcext:value-type="float">
            <text:p>274411</text:p>
          </table:table-cell>
          <table:table-cell office:value-type="float" office:value="0" calcext:value-type="float">
            <text:p>0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office:value-type="string" calcext:value-type="string">
            <text:p>strace_readline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0.143885" calcext:value-type="float">
            <text:p>0.143885</text:p>
          </table:table-cell>
          <table:table-cell office:value-type="float" office:value="119704" calcext:value-type="float">
            <text:p>119704</text:p>
          </table:table-cell>
          <table:table-cell office:value-type="float" office:value="316447" calcext:value-type="float">
            <text:p>316447</text:p>
          </table:table-cell>
          <table:table-cell office:value-type="float" office:value="0" calcext:value-type="float">
            <text:p>0</text:p>
          </table:table-cell>
          <table:table-cell office:value-type="float" office:value="4674" calcext:value-type="float">
            <text:p>4674</text:p>
          </table:table-cell>
        </table:table-row>
        <table:table-row table:style-name="ro1">
          <table:table-cell office:value-type="string" calcext:value-type="string">
            <text:p>strace_readline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0.186087" calcext:value-type="float">
            <text:p>0.186087</text:p>
          </table:table-cell>
          <table:table-cell office:value-type="float" office:value="661288" calcext:value-type="float">
            <text:p>661288</text:p>
          </table:table-cell>
          <table:table-cell office:value-type="float" office:value="2208823" calcext:value-type="float">
            <text:p>2208823</text:p>
          </table:table-cell>
          <table:table-cell office:value-type="float" office:value="0" calcext:value-type="float">
            <text:p>0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trace_pandas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461544" calcext:value-type="float">
            <text:p>1.461544</text:p>
          </table:table-cell>
          <table:table-cell office:value-type="float" office:value="977472" calcext:value-type="float">
            <text:p>977472</text:p>
          </table:table-cell>
          <table:table-cell office:value-type="float" office:value="1694568" calcext:value-type="float">
            <text:p>1694568</text:p>
          </table:table-cell>
          <table:table-cell office:value-type="float" office:value="58" calcext:value-type="float">
            <text:p>58</text:p>
          </table:table-cell>
          <table:table-cell office:value-type="float" office:value="63431" calcext:value-type="float">
            <text:p>63431</text:p>
          </table:table-cell>
        </table:table-row>
        <table:table-row table:style-name="ro1">
          <table:table-cell office:value-type="string" calcext:value-type="string">
            <text:p>strace_pandas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438701" calcext:value-type="float">
            <text:p>2.438701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665199" calcext:value-type="float">
            <text:p>2.665199</text:p>
          </table:table-cell>
          <table:table-cell office:value-type="float" office:value="976881" calcext:value-type="float">
            <text:p>976881</text:p>
          </table:table-cell>
          <table:table-cell office:value-type="float" office:value="1693119" calcext:value-type="float">
            <text:p>16931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519127" calcext:value-type="float">
            <text:p>2.519127</text:p>
          </table:table-cell>
          <table:table-cell office:value-type="float" office:value="976251" calcext:value-type="float">
            <text:p>976251</text:p>
          </table:table-cell>
          <table:table-cell office:value-type="float" office:value="1691877" calcext:value-type="float">
            <text:p>1691877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404634" calcext:value-type="float">
            <text:p>2.404634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362272" calcext:value-type="float">
            <text:p>2.362272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38311" calcext:value-type="float">
            <text:p>2.38311</text:p>
          </table:table-cell>
          <table:table-cell office:value-type="float" office:value="976416" calcext:value-type="float">
            <text:p>976416</text:p>
          </table:table-cell>
          <table:table-cell office:value-type="float" office:value="1692217" calcext:value-type="float">
            <text:p>1692217</text:p>
          </table:table-cell>
          <table:table-cell office:value-type="float" office:value="59" calcext:value-type="float">
            <text:p>59</text:p>
          </table:table-cell>
          <table:table-cell office:value-type="float" office:value="63350" calcext:value-type="float">
            <text:p>63350</text:p>
          </table:table-cell>
        </table:table-row>
        <table:table-row table:style-name="ro1">
          <table:table-cell office:value-type="string" calcext:value-type="string">
            <text:p>strace_pandas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649108" calcext:value-type="float">
            <text:p>2.649108</text:p>
          </table:table-cell>
          <table:table-cell office:value-type="float" office:value="976416" calcext:value-type="float">
            <text:p>976416</text:p>
          </table:table-cell>
          <table:table-cell office:value-type="float" office:value="1692217" calcext:value-type="float">
            <text:p>1692217</text:p>
          </table:table-cell>
          <table:table-cell office:value-type="float" office:value="59" calcext:value-type="float">
            <text:p>59</text:p>
          </table:table-cell>
          <table:table-cell office:value-type="float" office:value="63350" calcext:value-type="float">
            <text:p>63350</text:p>
          </table:table-cell>
        </table:table-row>
        <table:table-row table:style-name="ro1">
          <table:table-cell office:value-type="string" calcext:value-type="string">
            <text:p>strace_pandas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437827" calcext:value-type="float">
            <text:p>2.437827</text:p>
          </table:table-cell>
          <table:table-cell office:value-type="float" office:value="976321" calcext:value-type="float">
            <text:p>976321</text:p>
          </table:table-cell>
          <table:table-cell office:value-type="float" office:value="1692015" calcext:value-type="float">
            <text:p>1692015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pandas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461544" calcext:value-type="float">
            <text:p>1.461544</text:p>
          </table:table-cell>
          <table:table-cell office:value-type="float" office:value="977472" calcext:value-type="float">
            <text:p>977472</text:p>
          </table:table-cell>
          <table:table-cell office:value-type="float" office:value="1694568" calcext:value-type="float">
            <text:p>1694568</text:p>
          </table:table-cell>
          <table:table-cell office:value-type="float" office:value="58" calcext:value-type="float">
            <text:p>58</text:p>
          </table:table-cell>
          <table:table-cell office:value-type="float" office:value="63431" calcext:value-type="float">
            <text:p>63431</text:p>
          </table:table-cell>
        </table:table-row>
        <table:table-row table:style-name="ro1">
          <table:table-cell office:value-type="string" calcext:value-type="string">
            <text:p>strace_pandas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438701" calcext:value-type="float">
            <text:p>2.438701</text:p>
          </table:table-cell>
          <table:table-cell office:value-type="float" office:value="976181" calcext:value-type="float">
            <text:p>976181</text:p>
          </table:table-cell>
          <table:table-cell office:value-type="float" office:value="1691739" calcext:value-type="float">
            <text:p>169173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665199" calcext:value-type="float">
            <text:p>2.665199</text:p>
          </table:table-cell>
          <table:table-cell office:value-type="float" office:value="976881" calcext:value-type="float">
            <text:p>976881</text:p>
          </table:table-cell>
          <table:table-cell office:value-type="float" office:value="1693119" calcext:value-type="float">
            <text:p>16931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453182" calcext:value-type="float">
            <text:p>2.453182</text:p>
          </table:table-cell>
          <table:table-cell office:value-type="float" office:value="978997" calcext:value-type="float">
            <text:p>978997</text:p>
          </table:table-cell>
          <table:table-cell office:value-type="float" office:value="1697283" calcext:value-type="float">
            <text:p>1697283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585597" calcext:value-type="float">
            <text:p>2.585597</text:p>
          </table:table-cell>
          <table:table-cell office:value-type="float" office:value="982521" calcext:value-type="float">
            <text:p>982521</text:p>
          </table:table-cell>
          <table:table-cell office:value-type="float" office:value="1704219" calcext:value-type="float">
            <text:p>1704219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499395" calcext:value-type="float">
            <text:p>2.499395</text:p>
          </table:table-cell>
          <table:table-cell office:value-type="float" office:value="1010697" calcext:value-type="float">
            <text:p>1010697</text:p>
          </table:table-cell>
          <table:table-cell office:value-type="float" office:value="1759683" calcext:value-type="float">
            <text:p>1759683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699817" calcext:value-type="float">
            <text:p>2.699817</text:p>
          </table:table-cell>
          <table:table-cell office:value-type="float" office:value="1046049" calcext:value-type="float">
            <text:p>1046049</text:p>
          </table:table-cell>
          <table:table-cell office:value-type="float" office:value="1829211" calcext:value-type="float">
            <text:p>1829211</text:p>
          </table:table-cell>
          <table:table-cell office:value-type="float" office:value="58" calcext:value-type="float">
            <text:p>58</text:p>
          </table:table-cell>
          <table:table-cell office:value-type="float" office:value="63345" calcext:value-type="float">
            <text:p>63345</text:p>
          </table:table-cell>
        </table:table-row>
        <table:table-row table:style-name="ro1">
          <table:table-cell office:value-type="string" calcext:value-type="string">
            <text:p>strace_pandas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319551" calcext:value-type="float">
            <text:p>2.319551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472363" calcext:value-type="float">
            <text:p>2.472363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793752" calcext:value-type="float">
            <text:p>2.793752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80314" calcext:value-type="float">
            <text:p>2.80314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706238" calcext:value-type="float">
            <text:p>2.706238</text:p>
          </table:table-cell>
          <table:table-cell office:value-type="float" office:value="976035" calcext:value-type="float">
            <text:p>976035</text:p>
          </table:table-cell>
          <table:table-cell office:value-type="float" office:value="1691417" calcext:value-type="float">
            <text:p>1691417</text:p>
          </table:table-cell>
          <table:table-cell office:value-type="float" office:value="58" calcext:value-type="float">
            <text:p>58</text:p>
          </table:table-cell>
          <table:table-cell office:value-type="float" office:value="63347" calcext:value-type="float">
            <text:p>63347</text:p>
          </table:table-cell>
        </table:table-row>
        <table:table-row table:style-name="ro1">
          <table:table-cell office:value-type="string" calcext:value-type="string">
            <text:p>strace_pandas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86503" calcext:value-type="float">
            <text:p>2.86503</text:p>
          </table:table-cell>
          <table:table-cell office:value-type="float" office:value="976083" calcext:value-type="float">
            <text:p>976083</text:p>
          </table:table-cell>
          <table:table-cell office:value-type="float" office:value="1691489" calcext:value-type="float">
            <text:p>1691489</text:p>
          </table:table-cell>
          <table:table-cell office:value-type="float" office:value="58" calcext:value-type="float">
            <text:p>58</text:p>
          </table:table-cell>
          <table:table-cell office:value-type="float" office:value="63351" calcext:value-type="float">
            <text:p>6335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trace_numpy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642754" calcext:value-type="float">
            <text:p>1.642754</text:p>
          </table:table-cell>
          <table:table-cell office:value-type="float" office:value="976839" calcext:value-type="float">
            <text:p>976839</text:p>
          </table:table-cell>
          <table:table-cell office:value-type="float" office:value="1693354" calcext:value-type="float">
            <text:p>1693354</text:p>
          </table:table-cell>
          <table:table-cell office:value-type="float" office:value="57" calcext:value-type="float">
            <text:p>57</text:p>
          </table:table-cell>
          <table:table-cell office:value-type="float" office:value="63399" calcext:value-type="float">
            <text:p>63399</text:p>
          </table:table-cell>
        </table:table-row>
        <table:table-row table:style-name="ro1">
          <table:table-cell office:value-type="string" calcext:value-type="string">
            <text:p>strace_numpy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202624" calcext:value-type="float">
            <text:p>2.20262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2.txt</text:p>
          </table:table-cell>
          <table:table-cell office:value-type="float" office:value="2" calcext:value-type="float">
            <text:p>2</text:p>
          </table:table-cell>
          <table:table-cell office:value-type="float" office:value="2.212958" calcext:value-type="float">
            <text:p>2.212958</text:p>
          </table:table-cell>
          <table:table-cell office:value-type="float" office:value="976695" calcext:value-type="float">
            <text:p>976695</text:p>
          </table:table-cell>
          <table:table-cell office:value-type="float" office:value="1692662" calcext:value-type="float">
            <text:p>1692662</text:p>
          </table:table-cell>
          <table:table-cell office:value-type="float" office:value="57" calcext:value-type="float">
            <text:p>57</text:p>
          </table:table-cell>
          <table:table-cell office:value-type="float" office:value="63346" calcext:value-type="float">
            <text:p>63346</text:p>
          </table:table-cell>
        </table:table-row>
        <table:table-row table:style-name="ro1">
          <table:table-cell office:value-type="string" calcext:value-type="string">
            <text:p>strace_numpy/trace/vpython_ds03.txt</text:p>
          </table:table-cell>
          <table:table-cell office:value-type="float" office:value="3" calcext:value-type="float">
            <text:p>3</text:p>
          </table:table-cell>
          <table:table-cell office:value-type="float" office:value="2.262724" calcext:value-type="float">
            <text:p>2.262724</text:p>
          </table:table-cell>
          <table:table-cell office:value-type="float" office:value="975696" calcext:value-type="float">
            <text:p>975696</text:p>
          </table:table-cell>
          <table:table-cell office:value-type="float" office:value="1690808" calcext:value-type="float">
            <text:p>1690808</text:p>
          </table:table-cell>
          <table:table-cell office:value-type="float" office:value="57" calcext:value-type="float">
            <text:p>57</text:p>
          </table:table-cell>
          <table:table-cell office:value-type="float" office:value="63328" calcext:value-type="float">
            <text:p>63328</text:p>
          </table:table-cell>
        </table:table-row>
        <table:table-row table:style-name="ro1">
          <table:table-cell office:value-type="string" calcext:value-type="string">
            <text:p>strace_numpy/trace/vpython_ds04.txt</text:p>
          </table:table-cell>
          <table:table-cell office:value-type="float" office:value="4" calcext:value-type="float">
            <text:p>4</text:p>
          </table:table-cell>
          <table:table-cell office:value-type="float" office:value="2.206222" calcext:value-type="float">
            <text:p>2.206222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5.txt</text:p>
          </table:table-cell>
          <table:table-cell office:value-type="float" office:value="5" calcext:value-type="float">
            <text:p>5</text:p>
          </table:table-cell>
          <table:table-cell office:value-type="float" office:value="2.18454" calcext:value-type="float">
            <text:p>2.1845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6.txt</text:p>
          </table:table-cell>
          <table:table-cell office:value-type="float" office:value="6" calcext:value-type="float">
            <text:p>6</text:p>
          </table:table-cell>
          <table:table-cell office:value-type="float" office:value="2.014611" calcext:value-type="float">
            <text:p>2.014611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7.txt</text:p>
          </table:table-cell>
          <table:table-cell office:value-type="float" office:value="7" calcext:value-type="float">
            <text:p>7</text:p>
          </table:table-cell>
          <table:table-cell office:value-type="float" office:value="2.177151" calcext:value-type="float">
            <text:p>2.177151</text:p>
          </table:table-cell>
          <table:table-cell office:value-type="float" office:value="976425" calcext:value-type="float">
            <text:p>976425</text:p>
          </table:table-cell>
          <table:table-cell office:value-type="float" office:value="1692085" calcext:value-type="float">
            <text:p>1692085</text:p>
          </table:table-cell>
          <table:table-cell office:value-type="float" office:value="58" calcext:value-type="float">
            <text:p>58</text:p>
          </table:table-cell>
          <table:table-cell office:value-type="float" office:value="63360" calcext:value-type="float">
            <text:p>63360</text:p>
          </table:table-cell>
        </table:table-row>
        <table:table-row table:style-name="ro1">
          <table:table-cell office:value-type="string" calcext:value-type="string">
            <text:p>strace_numpy/trace/vpython_ds08.txt</text:p>
          </table:table-cell>
          <table:table-cell office:value-type="float" office:value="8" calcext:value-type="float">
            <text:p>8</text:p>
          </table:table-cell>
          <table:table-cell office:value-type="float" office:value="2.214927" calcext:value-type="float">
            <text:p>2.214927</text:p>
          </table:table-cell>
          <table:table-cell office:value-type="float" office:value="975807" calcext:value-type="float">
            <text:p>975807</text:p>
          </table:table-cell>
          <table:table-cell office:value-type="float" office:value="1691014" calcext:value-type="float">
            <text:p>1691014</text:p>
          </table:table-cell>
          <table:table-cell office:value-type="float" office:value="57" calcext:value-type="float">
            <text:p>57</text:p>
          </table:table-cell>
          <table:table-cell office:value-type="float" office:value="63330" calcext:value-type="float">
            <text:p>633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ce_numpy/trace/vpython_ds00.txt</text:p>
          </table:table-cell>
          <table:table-cell office:value-type="float" office:value="0" calcext:value-type="float">
            <text:p>0</text:p>
          </table:table-cell>
          <table:table-cell office:value-type="float" office:value="1.642754" calcext:value-type="float">
            <text:p>1.642754</text:p>
          </table:table-cell>
          <table:table-cell office:value-type="float" office:value="976839" calcext:value-type="float">
            <text:p>976839</text:p>
          </table:table-cell>
          <table:table-cell office:value-type="float" office:value="1693354" calcext:value-type="float">
            <text:p>1693354</text:p>
          </table:table-cell>
          <table:table-cell office:value-type="float" office:value="57" calcext:value-type="float">
            <text:p>57</text:p>
          </table:table-cell>
          <table:table-cell office:value-type="float" office:value="63399" calcext:value-type="float">
            <text:p>63399</text:p>
          </table:table-cell>
        </table:table-row>
        <table:table-row table:style-name="ro1">
          <table:table-cell office:value-type="string" calcext:value-type="string">
            <text:p>strace_numpy/trace/vpython_ds01.txt</text:p>
          </table:table-cell>
          <table:table-cell office:value-type="float" office:value="1" calcext:value-type="float">
            <text:p>1</text:p>
          </table:table-cell>
          <table:table-cell office:value-type="float" office:value="2.202624" calcext:value-type="float">
            <text:p>2.202624</text:p>
          </table:table-cell>
          <table:table-cell office:value-type="float" office:value="975585" calcext:value-type="float">
            <text:p>975585</text:p>
          </table:table-cell>
          <table:table-cell office:value-type="float" office:value="1690602" calcext:value-type="float">
            <text:p>1690602</text:p>
          </table:table-cell>
          <table:table-cell office:value-type="float" office:value="57" calcext:value-type="float">
            <text:p>57</text:p>
          </table:table-cell>
          <table:table-cell office:value-type="float" office:value="63326" calcext:value-type="float">
            <text:p>63326</text:p>
          </table:table-cell>
        </table:table-row>
        <table:table-row table:style-name="ro1">
          <table:table-cell office:value-type="string" calcext:value-type="string">
            <text:p>strace_numpy/trace/vpython_ds09.txt</text:p>
          </table:table-cell>
          <table:table-cell office:value-type="float" office:value="9" calcext:value-type="float">
            <text:p>9</text:p>
          </table:table-cell>
          <table:table-cell office:value-type="float" office:value="2.508917" calcext:value-type="float">
            <text:p>2.508917</text:p>
          </table:table-cell>
          <table:table-cell office:value-type="float" office:value="980025" calcext:value-type="float">
            <text:p>980025</text:p>
          </table:table-cell>
          <table:table-cell office:value-type="float" office:value="1698842" calcext:value-type="float">
            <text:p>1698842</text:p>
          </table:table-cell>
          <table:table-cell office:value-type="float" office:value="57" calcext:value-type="float">
            <text:p>57</text:p>
          </table:table-cell>
          <table:table-cell office:value-type="float" office:value="63406" calcext:value-type="float">
            <text:p>63406</text:p>
          </table:table-cell>
        </table:table-row>
        <table:table-row table:style-name="ro1">
          <table:table-cell office:value-type="string" calcext:value-type="string">
            <text:p>strace_numpy/trace/vpython_ds10.txt</text:p>
          </table:table-cell>
          <table:table-cell office:value-type="float" office:value="10" calcext:value-type="float">
            <text:p>10</text:p>
          </table:table-cell>
          <table:table-cell office:value-type="float" office:value="2.323562" calcext:value-type="float">
            <text:p>2.323562</text:p>
          </table:table-cell>
          <table:table-cell office:value-type="float" office:value="985575" calcext:value-type="float">
            <text:p>985575</text:p>
          </table:table-cell>
          <table:table-cell office:value-type="float" office:value="1709142" calcext:value-type="float">
            <text:p>1709142</text:p>
          </table:table-cell>
          <table:table-cell office:value-type="float" office:value="57" calcext:value-type="float">
            <text:p>57</text:p>
          </table:table-cell>
          <table:table-cell office:value-type="float" office:value="63506" calcext:value-type="float">
            <text:p>63506</text:p>
          </table:table-cell>
        </table:table-row>
        <table:table-row table:style-name="ro1">
          <table:table-cell office:value-type="string" calcext:value-type="string">
            <text:p>strace_numpy/trace/vpython_ds11.txt</text:p>
          </table:table-cell>
          <table:table-cell office:value-type="float" office:value="11" calcext:value-type="float">
            <text:p>11</text:p>
          </table:table-cell>
          <table:table-cell office:value-type="float" office:value="2.323227" calcext:value-type="float">
            <text:p>2.323227</text:p>
          </table:table-cell>
          <table:table-cell office:value-type="float" office:value="1029975" calcext:value-type="float">
            <text:p>1029975</text:p>
          </table:table-cell>
          <table:table-cell office:value-type="float" office:value="1791542" calcext:value-type="float">
            <text:p>1791542</text:p>
          </table:table-cell>
          <table:table-cell office:value-type="float" office:value="57" calcext:value-type="float">
            <text:p>57</text:p>
          </table:table-cell>
          <table:table-cell office:value-type="float" office:value="64306" calcext:value-type="float">
            <text:p>64306</text:p>
          </table:table-cell>
        </table:table-row>
        <table:table-row table:style-name="ro1">
          <table:table-cell office:value-type="string" calcext:value-type="string">
            <text:p>strace_numpy/trace/vpython_ds12.txt</text:p>
          </table:table-cell>
          <table:table-cell office:value-type="float" office:value="12" calcext:value-type="float">
            <text:p>12</text:p>
          </table:table-cell>
          <table:table-cell office:value-type="float" office:value="2.174074" calcext:value-type="float">
            <text:p>2.174074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3.txt</text:p>
          </table:table-cell>
          <table:table-cell office:value-type="float" office:value="13" calcext:value-type="float">
            <text:p>13</text:p>
          </table:table-cell>
          <table:table-cell office:value-type="float" office:value="2.460052" calcext:value-type="float">
            <text:p>2.460052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4.txt</text:p>
          </table:table-cell>
          <table:table-cell office:value-type="float" office:value="14" calcext:value-type="float">
            <text:p>14</text:p>
          </table:table-cell>
          <table:table-cell office:value-type="float" office:value="2.436794" calcext:value-type="float">
            <text:p>2.436794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5.txt</text:p>
          </table:table-cell>
          <table:table-cell office:value-type="float" office:value="15" calcext:value-type="float">
            <text:p>15</text:p>
          </table:table-cell>
          <table:table-cell office:value-type="float" office:value="2.412525" calcext:value-type="float">
            <text:p>2.412525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6.txt</text:p>
          </table:table-cell>
          <table:table-cell office:value-type="float" office:value="16" calcext:value-type="float">
            <text:p>16</text:p>
          </table:table-cell>
          <table:table-cell office:value-type="float" office:value="2.209968" calcext:value-type="float">
            <text:p>2.209968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7.txt</text:p>
          </table:table-cell>
          <table:table-cell office:value-type="float" office:value="17" calcext:value-type="float">
            <text:p>17</text:p>
          </table:table-cell>
          <table:table-cell office:value-type="float" office:value="2.531047" calcext:value-type="float">
            <text:p>2.531047</text:p>
          </table:table-cell>
          <table:table-cell office:value-type="float" office:value="975347" calcext:value-type="float">
            <text:p>975347</text:p>
          </table:table-cell>
          <table:table-cell office:value-type="float" office:value="1690136" calcext:value-type="float">
            <text:p>1690136</text:p>
          </table:table-cell>
          <table:table-cell office:value-type="float" office:value="57" calcext:value-type="float">
            <text:p>57</text:p>
          </table:table-cell>
          <table:table-cell office:value-type="float" office:value="63327" calcext:value-type="float">
            <text:p>63327</text:p>
          </table:table-cell>
        </table:table-row>
        <table:table-row table:style-name="ro1">
          <table:table-cell office:value-type="string" calcext:value-type="string">
            <text:p>strace_numpy/trace/vpython_ds18.txt</text:p>
          </table:table-cell>
          <table:table-cell office:value-type="float" office:value="18" calcext:value-type="float">
            <text:p>18</text:p>
          </table:table-cell>
          <table:table-cell office:value-type="float" office:value="2.180836" calcext:value-type="float">
            <text:p>2.180836</text:p>
          </table:table-cell>
          <table:table-cell office:value-type="float" office:value="975395" calcext:value-type="float">
            <text:p>975395</text:p>
          </table:table-cell>
          <table:table-cell office:value-type="float" office:value="1690208" calcext:value-type="float">
            <text:p>1690208</text:p>
          </table:table-cell>
          <table:table-cell office:value-type="float" office:value="57" calcext:value-type="float">
            <text:p>57</text:p>
          </table:table-cell>
          <table:table-cell office:value-type="float" office:value="63331" calcext:value-type="float">
            <text:p>63331</text:p>
          </table:table-cell>
        </table:table-row>
      </table:table>
      <table:table table:name="pandas (C1)" table:style-name="ta1">
        <table:table-column table:style-name="co8" table:default-cell-style-name="ce37"/>
        <table:table-column table:style-name="co15" table:default-cell-style-name="ce37"/>
        <table:table-column table:style-name="co16" table:default-cell-style-name="ce37"/>
        <table:table-column table:style-name="co15" table:visibility="collapse" table:number-columns-repeated="2" table:default-cell-style-name="ce37"/>
        <table:table-column table:style-name="co17" table:visibility="collapse" table:default-cell-style-name="ce37"/>
        <table:table-column table:style-name="co18" table:visibility="collapse" table:default-cell-style-name="ce37"/>
        <table:table-column table:style-name="co15" table:visibility="collapse" table:number-columns-repeated="2" table:default-cell-style-name="ce37"/>
        <table:table-column table:style-name="co8" table:default-cell-style-name="ce37"/>
        <table:table-column table:style-name="co19" table:default-cell-style-name="ce37"/>
        <table:table-column table:style-name="co8" table:number-columns-repeated="1013" table:default-cell-style-name="ce37"/>
        <table:table-row table:style-name="ro1">
          <table:table-cell table:style-name="ce30" office:value-type="string" calcext:value-type="string">
            <text:p>datase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12"/>
          <table:table-cell table:number-columns-repeated="993"/>
        </table:table-row>
        <table:table-row table:style-name="ro2">
          <table:table-cell table:style-name="ce30" office:value-type="string" calcext:value-type="string">
            <text:p>dataset values</text:p>
          </table:table-cell>
          <table:table-cell table:style-name="ce33" office:value-type="string" calcext:value-type="string">
            <text:p>1,1</text:p>
            <text:p>2,2</text:p>
            <text:p>…</text:p>
            <text:p>9,9</text:p>
            <text:p>10,10</text:p>
          </table:table-cell>
          <table:table-cell table:style-name="ce33" office:value-type="string" calcext:value-type="string">
            <text:p>1,1</text:p>
            <text:p>2,2</text:p>
            <text:p>…</text:p>
            <text:p>19,19</text:p>
            <text:p>20,20</text:p>
          </table:table-cell>
          <table:table-cell table:style-name="ce33" office:value-type="string" calcext:value-type="string">
            <text:p>1,11</text:p>
            <text:p>2,22</text:p>
            <text:p>…</text:p>
            <text:p>10,110</text:p>
            <text:p>11, 121</text:p>
          </table:table-cell>
          <table:table-cell table:style-name="ce38" office:value-type="string" calcext:value-type="string">
            <text:p>1,11</text:p>
            <text:p>2,22</text:p>
            <text:p>3,33</text:p>
            <text:p>…</text:p>
            <text:p>9,99</text:p>
            <text:p>10,<text:span text:style-name="T1">10</text:span></text:p>
          </table:table-cell>
          <table:table-cell table:style-name="ce39" office:value-type="string" calcext:value-type="string">
            <text:p>1,11</text:p>
            <text:p>…</text:p>
            <text:p>7,77</text:p>
            <text:p>8,<text:span text:style-name="T2">89</text:span></text:p>
            <text:p>9,99</text:p>
            <text:p>10,110</text:p>
          </table:table-cell>
          <table:table-cell table:style-name="ce40" office:value-type="string" calcext:value-type="string">
            <text:p>1,11</text:p>
            <text:p>2,22</text:p>
            <text:p>…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41" office:value-type="string" calcext:value-type="string">
            <text:p>1,11</text:p>
            <text:p>2,22</text:p>
            <text:p>3,33</text:p>
            <text:p>4,44</text:p>
            <text:p>5,55</text:p>
            <text:p><text:span text:style-name="T20">6,660009223370</text:span><text:span text:style-name="T21">3372036854775808999999999999999999999999999999999999999999999999999999999999999999</text:span>00000</text:p>
            <text:p><text:span text:style-name="T20">7,77000922337</text:span><text:span text:style-name="T21">3372036854775808999999999999999999999999999999999999999999999999999999999999999999</text:span>0000000</text:p>
            <text:p><text:span text:style-name="T20">8,88092233720368000</text:span><text:span text:style-name="T21">3372036854775808999999999999999999999999999999999999999999999999999999999999999999</text:span>0000</text:p>
            <text:p><text:span text:style-name="T20">9,990000000</text:span><text:span text:style-name="T21">3372036854775808999999999999999999999999999999999999999999999999999999999999999999</text:span>0</text:p>
            <text:p><text:span text:style-name="T20">10,11922337203685</text:span><text:span text:style-name="T21">3372036854775808999999999999999999999999999999999999999999999999999999999999999999</text:span>4775808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  <table:table-cell/>
          <table:table-cell office:value-type="string" calcext:value-type="string">
            <text:p/>
            <text:p/>
            <text:p/>
          </table:table-cell>
          <table:table-cell table:style-name="ce62"/>
          <table:table-cell table:number-columns-repeated="1012"/>
        </table:table-row>
        <table:table-row table:style-name="ro1">
          <table:table-cell table:style-name="ce30" office:value-type="string" calcext:value-type="string">
            <text:p>vpython.txt</text:p>
          </table:table-cell>
          <table:table-cell table:style-name="ce48"/>
          <table:table-cell table:style-name="ce33" table:number-columns-repeated="2"/>
          <table:table-cell table:style-name="ce38"/>
          <table:table-cell table:style-name="ce39"/>
          <table:table-cell table:style-name="ce40"/>
          <table:table-cell table:style-name="ce41"/>
          <table:table-cell table:style-name="ce33"/>
          <table:table-cell table:number-columns-repeated="1015"/>
        </table:table-row>
        <table:table-row table:style-name="ro3">
          <table:table-cell table:style-name="ce30" office:value-type="string" calcext:value-type="string">
            <text:p>Description</text:p>
          </table:table-cell>
          <table:table-cell table:style-name="ce34" office:value-type="string" calcext:value-type="string">
            <text:p>10 data points</text:p>
          </table:table-cell>
          <table:table-cell table:style-name="ce34" office:value-type="string" calcext:value-type="string">
            <text:p>20 data points</text:p>
          </table:table-cell>
          <table:table-cell table:style-name="ce34" office:value-type="string" calcext:value-type="string">
            <text:p>11 data points</text:p>
          </table:table-cell>
          <table:table-cell table:style-name="ce34" office:value-type="string" calcext:value-type="string">
            <text:p>Change a data point in DS1 (affect binary length)</text:p>
          </table:table-cell>
          <table:table-cell table:style-name="ce34" office:value-type="string" calcext:value-type="string">
            <text:p>Change a data point in DS1 (does not affect binary length)</text:p>
          </table:table-cell>
          <table:table-cell table:style-name="ce34" office:value-type="string" calcext:value-type="string">
            <text:p>10 data points</text:p>
            <text:p>And 1 of which is a large value</text:p>
          </table:table-cell>
          <table:table-cell table:style-name="ce34" office:value-type="string" calcext:value-type="string">
            <text:p><text:span text:style-name="T22">10 data points</text:span></text:p>
            <text:p><text:span text:style-name="T22">And </text:span>5 of which are large values</text:p>
          </table:table-cell>
          <table:table-cell table:style-name="ce34" office:value-type="string" calcext:value-type="string">
            <text:p>12 data points</text:p>
          </table:table-cell>
          <table:table-cell office:value-type="string" calcext:value-type="string">
            <text:p>50 data points</text:p>
          </table:table-cell>
          <table:table-cell office:value-type="string" calcext:value-type="string">
            <text:p>100 data points</text:p>
          </table:table-cell>
          <table:table-cell office:value-type="string" calcext:value-type="string">
            <text:p>500 data points</text:p>
          </table:table-cell>
          <table:table-cell office:value-type="string" calcext:value-type="string">
            <text:p>1000 data points</text:p>
          </table:table-cell>
          <table:table-cell office:value-type="string" calcext:value-type="string">
            <text:p>2000 data points</text:p>
          </table:table-cell>
          <table:table-cell office:value-type="string" calcext:value-type="string">
            <text:p>4000 data points</text:p>
          </table:table-cell>
          <table:table-cell office:value-type="string" calcext:value-type="string">
            <text:p>6000 data points</text:p>
          </table:table-cell>
          <table:table-cell office:value-type="string" calcext:value-type="string">
            <text:p>8000 data points</text:p>
          </table:table-cell>
          <table:table-cell office:value-type="string" calcext:value-type="string">
            <text:p>10 000 data points</text:p>
          </table:table-cell>
          <table:table-cell office:value-type="string" calcext:value-type="string">
            <text:p>100 000 data points</text:p>
          </table:table-cell>
          <table:table-cell table:number-columns-repeated="1005"/>
        </table:table-row>
        <table:table-row table:style-name="ro6">
          <table:table-cell table:style-name="ce46" office:value-type="string" calcext:value-type="string" table:number-columns-spanned="1" table:number-rows-spanned="2">
            <text:p>pandas</text:p>
          </table:table-cell>
          <table:table-cell table:style-name="ce49" table:number-columns-spanned="1" table:number-rows-spanned="2"/>
          <table:table-cell table:style-name="ce50" office:value-type="string" calcext:value-type="string" table:number-columns-spanned="2" table:number-rows-spanned="1">
            <text:p><text:span text:style-name="T8">Increases the number of push/pop/… apx by 0.05→0.1% (i</text:span>.e. push: 1691739 → 1693119). I speculate that <text:span text:style-name="T9">the majority of the operations are serverd for importing needed libraries.</text:span></text:p>
            <text:p/>
            <text:p>However, the number of ‘stackadjshrink’ and ‘stackadjgrow’ do not change.</text:p>
            <text:p/>
            <text:p><text:span text:style-name="T33">The difference in push/pop/... between this Dsx and DS1 changes correspondingly with the difference in input length.</text:span></text:p>
          </table:table-cell>
          <table:covered-table-cell table:style-name="ce56"/>
          <table:table-cell table:style-name="ce57" office:value-type="string" calcext:value-type="string">
            <text:p>Small change in binary length does not affect the output of the stack </text:p>
          </table:table-cell>
          <table:table-cell table:style-name="ce57" office:value-type="string" calcext:value-type="string">
            <text:p><text:span text:style-name="T22">Small change in value (does not affect binary length)</text:span> does not affect the output of the stack </text:p>
          </table:table-cell>
          <table:table-cell table:style-name="ce58" office:value-type="string" calcext:value-type="string" table:number-columns-spanned="2" table:number-rows-spanned="1">
            <text:p><text:span text:style-name="T34">ONLY the number of  ‘stackadjshrink’ and ‘stackadjgrow’  change compared to DS1,2,3,4,5</text:span><text:span text:style-name="T35">. </text:span><text:span text:style-name="T36">This may be because of the appearance of large value/s in the input dataset. </text:span><text:span text:style-name="T37">We can try to discover what is the threshold in a variable’s value to make this impact.</text:span></text:p>
            <text:p/>
            <text:p><text:span text:style-name="T22">'stackadjshrink': 63345, 'stackadjgrow': 58 → 'stackadjshrink': 63350, 'stackadjgrow': 59</text:span></text:p>
            <text:p/>
            <text:p><text:span text:style-name="T33">This also indicate that changes in input data values do not affect the number of push/pop/ext_pop</text:span></text:p>
          </table:table-cell>
          <table:covered-table-cell table:style-name="ce58"/>
          <table:table-cell table:style-name="ce52"/>
          <table:table-cell/>
          <table:table-cell table:style-name="ce60" office:value-type="string" calcext:value-type="string" table:number-columns-spanned="9" table:number-rows-spanned="1">
            <text:p>Pop and push increase at from DS8 → DS12 but they drop at DS13 and continues to increase at from DS13 -&gt; DS18. And s.shrink <text:span text:style-name="T15">increases</text:span> from DS &lt;=12 to DS &gt;12. The respective runtime also shows a similar pattern.</text:p>
          </table:table-cell>
          <table:covered-table-cell table:number-columns-repeated="2" table:style-name="ce66"/>
          <table:covered-table-cell table:number-columns-repeated="6" table:style-name="ce60"/>
          <table:table-cell table:number-columns-repeated="1005"/>
        </table:table-row>
        <table:table-row table:style-name="ro7">
          <table:covered-table-cell table:style-name="ce30"/>
          <table:covered-table-cell table:style-name="ce34"/>
          <table:table-cell table:style-name="ce51"/>
          <table:table-cell table:style-name="ce52" table:number-columns-repeated="6"/>
          <table:table-cell table:number-columns-repeated="4"/>
          <table:table-cell table:style-name="ce67" office:value-type="string" calcext:value-type="string">
            <text:p>The stacks show the same figures!</text:p>
          </table:table-cell>
          <table:table-cell table:style-name="ce67" table:number-columns-repeated="3"/>
          <table:table-cell table:style-name="ce67" office:value-type="string" calcext:value-type="string">
            <text:p>The stacks show the same figures!</text:p>
          </table:table-cell>
          <table:table-cell table:style-name="ce66"/>
          <table:table-cell table:number-columns-repeated="1005"/>
        </table:table-row>
        <table:table-row table:style-name="ro1">
          <table:table-cell table:style-name="ce30"/>
          <table:table-cell table:style-name="ce34"/>
          <table:table-cell table:style-name="ce52" table:number-columns-repeated="2"/>
          <table:table-cell table:style-name="Default" table:number-columns-repeated="2"/>
          <table:table-cell table:style-name="ce52" table:number-columns-repeated="3"/>
          <table:table-cell table:number-columns-repeated="1015"/>
        </table:table-row>
        <table:table-row table:style-name="ro1">
          <table:table-cell table:style-name="ce47" table:number-columns-repeated="2"/>
          <table:table-cell table:style-name="ce52" table:number-columns-repeated="7"/>
          <table:table-cell table:style-name="ce59" table:number-columns-repeated="1015"/>
        </table:table-row>
        <table:table-row table:style-name="ro8">
          <table:table-cell table:style-name="ce47" table:number-columns-repeated="9"/>
          <table:table-cell table:style-name="ce59" table:number-columns-repeated="1015"/>
        </table:table-row>
        <table:table-row table:style-name="ro1">
          <table:table-cell table:style-name="ce47" table:number-columns-repeated="2"/>
          <table:table-cell table:style-name="ce52" table:number-columns-repeated="7"/>
          <table:table-cell table:style-name="ce59"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das (C2)" table:style-name="ta1">
        <table:table-column table:style-name="co8" table:default-cell-style-name="ce37"/>
        <table:table-column table:style-name="co16" table:default-cell-style-name="ce96"/>
        <table:table-column table:style-name="co16" table:default-cell-style-name="ce37"/>
        <table:table-column table:style-name="co15" table:number-columns-repeated="2" table:default-cell-style-name="ce37"/>
        <table:table-column table:style-name="co17" table:default-cell-style-name="ce37"/>
        <table:table-column table:style-name="co18" table:default-cell-style-name="ce37"/>
        <table:table-column table:style-name="co15" table:number-columns-repeated="2" table:default-cell-style-name="ce37"/>
        <table:table-row table:style-name="ro1">
          <table:table-cell table:style-name="ce30" office:value-type="string" calcext:value-type="string">
            <text:p>dataset</text:p>
          </table:table-cell>
          <table:table-cell table:style-name="ce76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9">
          <table:table-cell table:style-name="ce30" office:value-type="string" calcext:value-type="string">
            <text:p>dataset values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</table:table-cell>
          <table:table-cell table:style-name="ce33" office:value-type="string" calcext:value-type="string">
            <text:p>1,1</text:p>
            <text:p>2,2</text:p>
            <text:p>3,3</text:p>
            <text:p>4,4</text:p>
            <text:p>5,5</text:p>
            <text:p>6,6</text:p>
            <text:p>7,7</text:p>
            <text:p>8,8</text:p>
            <text:p>9,9</text:p>
            <text:p>10,10</text:p>
            <text:p>11,11</text:p>
            <text:p>12,12</text:p>
            <text:p>13,13</text:p>
            <text:p>14,14</text:p>
            <text:p>15,15</text:p>
            <text:p>16,16</text:p>
            <text:p>17,17</text:p>
            <text:p>18,18</text:p>
            <text:p>19,19</text:p>
            <text:p>20,20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</table:table-cell>
          <table:table-cell table:style-name="ce38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<text:span text:style-name="T1">10</text:span></text:p>
          </table:table-cell>
          <table:table-cell table:style-name="ce39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<text:span text:style-name="T2">89</text:span></text:p>
            <text:p>9,99</text:p>
            <text:p>10,110</text:p>
          </table:table-cell>
          <table:table-cell table:style-name="ce40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922337203685477580899999999999999999999999999999999999999999999999999999999999999999999</text:p>
            <text:p/>
          </table:table-cell>
          <table:table-cell table:style-name="ce41" office:value-type="string" calcext:value-type="string">
            <text:p>1,11</text:p>
            <text:p>2,22</text:p>
            <text:p>3,33</text:p>
            <text:p>4,44</text:p>
            <text:p>5,55</text:p>
            <text:p><text:span text:style-name="T20">6,660009223370</text:span><text:span text:style-name="T21">3372036854775808999999999999999999999999999999999999999999999999999999999999999999</text:span>00000</text:p>
            <text:p><text:span text:style-name="T20">7,77000922337</text:span><text:span text:style-name="T21">3372036854775808999999999999999999999999999999999999999999999999999999999999999999</text:span>0000000</text:p>
            <text:p><text:span text:style-name="T20">8,88092233720368000</text:span><text:span text:style-name="T21">3372036854775808999999999999999999999999999999999999999999999999999999999999999999</text:span>0000</text:p>
            <text:p><text:span text:style-name="T20">9,990000000</text:span><text:span text:style-name="T21">3372036854775808999999999999999999999999999999999999999999999999999999999999999999</text:span>0</text:p>
            <text:p><text:span text:style-name="T20">10,11922337203685</text:span><text:span text:style-name="T21">3372036854775808999999999999999999999999999999999999999999999999999999999999999999</text:span>4775808</text:p>
          </table:table-cell>
          <table:table-cell table:style-name="ce33" office:value-type="string" calcext:value-type="string">
            <text:p>1,11</text:p>
            <text:p>2,22</text:p>
            <text:p>3,33</text:p>
            <text:p>4,44</text:p>
            <text:p>5,55</text:p>
            <text:p>6,66</text:p>
            <text:p>7,77</text:p>
            <text:p>8,88</text:p>
            <text:p>9,99</text:p>
            <text:p>10,110</text:p>
            <text:p>11, 121</text:p>
            <text:p>12,144</text:p>
            <text:p/>
          </table:table-cell>
        </table:table-row>
        <table:table-row table:style-name="ro1">
          <table:table-cell table:style-name="ce30" office:value-type="string" calcext:value-type="string">
            <text:p>vpython.txt</text:p>
          </table:table-cell>
          <table:table-cell table:style-name="ce48"/>
          <table:table-cell table:style-name="ce33" table:number-columns-repeated="2"/>
          <table:table-cell table:style-name="ce38"/>
          <table:table-cell table:style-name="ce39"/>
          <table:table-cell table:style-name="ce40"/>
          <table:table-cell table:style-name="ce41"/>
          <table:table-cell table:style-name="ce33"/>
        </table:table-row>
        <table:table-row table:style-name="ro10">
          <table:table-cell table:style-name="ce30" office:value-type="string" calcext:value-type="string">
            <text:p>Description</text:p>
          </table:table-cell>
          <table:table-cell table:style-name="ce34" office:value-type="string" calcext:value-type="string">
            <text:p>10 data points</text:p>
          </table:table-cell>
          <table:table-cell table:style-name="ce34" office:value-type="string" calcext:value-type="string">
            <text:p>20 data points</text:p>
          </table:table-cell>
          <table:table-cell table:style-name="ce34" office:value-type="string" calcext:value-type="string">
            <text:p>11 data points</text:p>
          </table:table-cell>
          <table:table-cell table:style-name="ce34" office:value-type="string" calcext:value-type="string">
            <text:p>Change a data point in DS1 (affect binary length)</text:p>
          </table:table-cell>
          <table:table-cell table:style-name="ce34" office:value-type="string" calcext:value-type="string">
            <text:p>Change a data point in DS1 (does not affect binary length)</text:p>
          </table:table-cell>
          <table:table-cell table:style-name="ce34" office:value-type="string" calcext:value-type="string">
            <text:p>10 data points</text:p>
            <text:p>And 1 of which is a large value</text:p>
          </table:table-cell>
          <table:table-cell table:style-name="ce34" office:value-type="string" calcext:value-type="string">
            <text:p><text:span text:style-name="T22">10 data points</text:span></text:p>
            <text:p><text:span text:style-name="T22">And </text:span>5 of which are large values</text:p>
          </table:table-cell>
          <table:table-cell table:style-name="ce34" office:value-type="string" calcext:value-type="string">
            <text:p>12 data points</text:p>
          </table:table-cell>
        </table:table-row>
        <table:table-row table:style-name="ro11">
          <table:table-cell table:style-name="ce46" office:value-type="string" calcext:value-type="string" table:number-columns-spanned="1" table:number-rows-spanned="2">
            <text:p>pandas</text:p>
          </table:table-cell>
          <table:table-cell table:style-name="ce95"/>
          <table:table-cell table:style-name="ce50" office:value-type="string" calcext:value-type="string" table:number-columns-spanned="2" table:number-rows-spanned="1">
            <text:p><text:span text:style-name="T8">Increases the number of push/pop/… apx by 0.05→0.1% (i</text:span>.e. push: 1691739 → 1693119). I speculate that <text:span text:style-name="T9">the majority of the operations are serverd for importing needed libraries.</text:span></text:p>
            <text:p/>
            <text:p>However, the number of ‘stackadjshrink’ and ‘stackadjgrow’ do not change.</text:p>
            <text:p/>
            <text:p><text:span text:style-name="T38">The difference in push/pop/... between this Dsx and DS1 changes correspondingly with the difference in input length.</text:span></text:p>
          </table:table-cell>
          <table:covered-table-cell table:style-name="ce56"/>
          <table:table-cell table:style-name="ce52" table:number-columns-repeated="2"/>
          <table:table-cell table:style-name="ce58" office:value-type="string" calcext:value-type="string" table:number-columns-spanned="2" table:number-rows-spanned="1">
            <text:p><text:span text:style-name="T34">ONLY the number of  ‘stackadjshrink’ and ‘stackadjgrow’  change compared to DS1,2,3,4,5</text:span><text:span text:style-name="T35">. </text:span><text:span text:style-name="T36">This may be because of the appearance of large value/s in the input dataset. </text:span><text:span text:style-name="T37">We can try to discover what is the threshold in a variable’s value to make this impact.</text:span></text:p>
            <text:p/>
            <text:p><text:span text:style-name="T22">'stackadjshrink': 63345, 'stackadjgrow': 58 → 'stackadjshrink': 63350, 'stackadjgrow': 59</text:span></text:p>
            <text:p/>
            <text:p><text:span text:style-name="T33">This also indicate that changes in input data values do not affect the number of push/pop/ext_pop</text:span></text:p>
          </table:table-cell>
          <table:covered-table-cell table:style-name="ce58"/>
          <table:table-cell table:style-name="ce50"/>
        </table:table-row>
        <table:table-row table:style-name="ro1">
          <table:covered-table-cell table:style-name="ce30"/>
          <table:table-cell table:style-name="ce47"/>
          <table:table-cell table:style-name="ce51"/>
          <table:table-cell table:style-name="ce52" table:number-columns-repeated="6"/>
        </table:table-row>
        <table:table-row table:style-name="ro5">
          <table:table-cell table:style-name="ce30"/>
          <table:table-cell table:style-name="ce47"/>
          <table:table-cell table:style-name="ce52" table:number-columns-repeated="2"/>
          <table:table-cell table:style-name="ce50" office:value-type="string" calcext:value-type="string">
            <text:p>Small change in binary length does not affect the output of the stack </text:p>
          </table:table-cell>
          <table:table-cell table:style-name="ce50" office:value-type="string" calcext:value-type="string">
            <text:p><text:span text:style-name="T22">Small change in value (does not affect binary length)</text:span> does not affect the output of the stack </text:p>
          </table:table-cell>
          <table:table-cell table:style-name="ce52" table:number-columns-repeated="2"/>
          <table:table-cell table:style-name="ce50"/>
        </table:table-row>
        <table:table-row table:style-name="ro1">
          <table:table-cell table:style-name="ce47" table:number-columns-repeated="2"/>
          <table:table-cell table:style-name="ce52" table:number-columns-repeated="7"/>
        </table:table-row>
        <table:table-row table:style-name="ro1">
          <table:table-cell table:style-name="ce47" table:number-columns-repeated="9"/>
        </table:table-row>
        <table:table-row table:style-name="ro1">
          <table:table-cell table:style-name="ce47" table:number-columns-repeated="2"/>
          <table:table-cell table:style-name="ce52" table:number-columns-repeated="7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3:33:43.590723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2:25:24.526959367</meta:creation-date>
    <dc:date>2022-01-12T13:34:03.254450111</dc:date>
    <meta:editing-duration>PT6H47M17S</meta:editing-duration>
    <meta:editing-cycles>15</meta:editing-cycles>
    <meta:generator>LibreOffice/6.4.7.2$Linux_X86_64 LibreOffice_project/40$Build-2</meta:generator>
    <meta:document-statistic meta:table-count="4" meta:cell-count="670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427cm" svg:height="5.314cm" xlink:href=".." xlink:type="simple" chart:class="chart:bar" chart:style-name="ch1">
        <chart:plot-area chart:style-name="ch2" table:cell-range-address="Results.B13:Results.C25" chart:data-source-has-labels="column" svg:x="0.188cm" svg:y="0.106cm" svg:width="9.051cm" svg:height="4.121cm">
          <chartooo:coordinate-region svg:x="1.1cm" svg:y="0.305cm" svg:width="8.139cm" svg:height="3.275cm"/>
          <chart:axis chart:dimension="x" chart:name="primary-x" chart:style-name="ch3" chartooo:axis-type="auto">
            <chartooo:date-scale/>
            <chart:title svg:x="4.1cm" svg:y="4.333cm" chart:style-name="ch4">
              <text:p>Dataset</text:p>
            </chart:title>
            <chart:categories table:cell-range-address="Results.B13:Results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C13:Results.C25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13:Results.B25</svg:desc>
                </draw:g>
              </table:table-cell>
              <table:table-cell office:value-type="float" office:value="0.115049">
                <text:p>0.115049</text:p>
                <draw:g>
                  <svg:desc>Results.C13:Results.C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75866">
                <text:p>0.1758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492">
                <text:p>0.204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50505">
                <text:p>0.1505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8932">
                <text:p>0.1689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95449">
                <text:p>0.1954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76022">
                <text:p>0.1760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78441">
                <text:p>0.17844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778">
                <text:p>0.1917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37715">
                <text:p>0.1377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81173">
                <text:p>0.1811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43885">
                <text:p>0.1438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86087">
                <text:p>0.18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04cm" svg:height="4.994cm" xlink:href=".." xlink:type="simple" chart:class="chart:bar" chart:style-name="ch1">
        <chart:plot-area chart:style-name="ch2" table:cell-range-address="Results.B39:Results.C51" chart:data-source-has-labels="column" svg:x="0.2cm" svg:y="0.099cm" svg:width="9.604cm" svg:height="4.796cm">
          <chartooo:coordinate-region svg:x="0.927cm" svg:y="0.298cm" svg:width="8.877cm" svg:height="3.95cm"/>
          <chart:axis chart:dimension="x" chart:name="primary-x" chart:style-name="ch3" chartooo:axis-type="auto">
            <chartooo:date-scale/>
            <chart:categories table:cell-range-address="Results.B39:Results.B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C39:Results.C51" chart:class="chart:bar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39:Results.B51</svg:desc>
                </draw:g>
              </table:table-cell>
              <table:table-cell office:value-type="float" office:value="1.461544">
                <text:p>1.461544</text:p>
                <draw:g>
                  <svg:desc>Results.C39:Results.C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438701">
                <text:p>2.4387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65199">
                <text:p>2.6651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453182">
                <text:p>2.4531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85597">
                <text:p>2.5855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499395">
                <text:p>2.49939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699817">
                <text:p>2.6998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319551">
                <text:p>2.3195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472363">
                <text:p>2.4723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793752">
                <text:p>2.7937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80314">
                <text:p>2.803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706238">
                <text:p>2.70623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86503">
                <text:p>2.86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33cm" svg:height="4.914cm" xlink:href=".." xlink:type="simple" chart:class="chart:bar" chart:style-name="ch1">
        <chart:plot-area chart:style-name="ch2" table:cell-range-address="Results.B65:Results.C76" chart:data-source-has-labels="column" svg:x="0.178cm" svg:y="0.098cm" svg:width="8.577cm" svg:height="4.718cm">
          <chartooo:coordinate-region svg:x="0.905cm" svg:y="0.298cm" svg:width="7.85cm" svg:height="3.871cm"/>
          <chart:axis chart:dimension="x" chart:name="primary-x" chart:style-name="ch3" chartooo:axis-type="auto">
            <chartooo:date-scale/>
            <chart:categories table:cell-range-address="Results.B65:Results.B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C65:Results.C76" chart:class="chart:ba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65:Results.B76</svg:desc>
                </draw:g>
              </table:table-cell>
              <table:table-cell office:value-type="float" office:value="1.642754">
                <text:p>1.642754</text:p>
                <draw:g>
                  <svg:desc>Results.C65:Results.C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.202624">
                <text:p>2.2026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508917">
                <text:p>2.5089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23562">
                <text:p>2.32356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23227">
                <text:p>2.3232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174074">
                <text:p>2.1740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460052">
                <text:p>2.4600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436794">
                <text:p>2.4367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412525">
                <text:p>2.4125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09968">
                <text:p>2.2099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531047">
                <text:p>2.5310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180836">
                <text:p>2.1808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6cm" svg:height="5.87cm" xlink:href=".." xlink:type="simple" chart:class="chart:bar" chart:style-name="ch1">
        <chart:legend chart:legend-position="end" svg:x="8.613cm" svg:y="2.387cm" style:legend-expansion="high" chart:style-name="ch2"/>
        <chart:plot-area chart:style-name="ch3" table:cell-range-address="Results.B13:Results.B25 'pandas (C1)'.A1:'pandas (C1)'.A1 Results.D13:Results.E25" chart:data-source-has-labels="both" svg:x="0.21cm" svg:y="0.117cm" svg:width="8.193cm" svg:height="4.655cm">
          <chartooo:coordinate-region svg:x="1.572cm" svg:y="0.316cm" svg:width="6.831cm" svg:height="3.809cm"/>
          <chart:axis chart:dimension="x" chart:name="primary-x" chart:style-name="ch4" chartooo:axis-type="auto">
            <chartooo:date-scale/>
            <chart:title svg:x="3.693cm" svg:y="4.889cm" chart:style-name="ch5">
              <text:p>Dataset</text:p>
            </chart:title>
            <chart:categories table:cell-range-address="Results.B13:Results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D13:Results.D25" chart:label-cell-address="'pandas (C1)'.A1:'pandas (C1)'.A1" chart:class="chart:bar">
            <chart:data-point chart:repeated="13"/>
          </chart:series>
          <chart:series chart:style-name="ch9" chart:values-cell-range-address="Results.E13:Results.E25" chart:label-cell-address="'pandas (C1)'.A1:'pandas (C1)'.A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13:Results.B25</svg:desc>
                </draw:g>
              </table:table-cell>
              <table:table-cell office:value-type="float" office:value="59548">
                <text:p>59548</text:p>
                <draw:g>
                  <svg:desc>Results.D13:Results.D25</svg:desc>
                </draw:g>
              </table:table-cell>
              <table:table-cell office:value-type="float" office:value="106213">
                <text:p>106213</text:p>
                <draw:g>
                  <svg:desc>Results.E13:Results.E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9632">
                <text:p>59632</text:p>
              </table:table-cell>
              <table:table-cell office:value-type="float" office:value="106459">
                <text:p>1064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9692">
                <text:p>59692</text:p>
              </table:table-cell>
              <table:table-cell office:value-type="float" office:value="106669">
                <text:p>1066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872">
                <text:p>59872</text:p>
              </table:table-cell>
              <table:table-cell office:value-type="float" office:value="107299">
                <text:p>1072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0172">
                <text:p>60172</text:p>
              </table:table-cell>
              <table:table-cell office:value-type="float" office:value="108349">
                <text:p>10834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2572">
                <text:p>62572</text:p>
              </table:table-cell>
              <table:table-cell office:value-type="float" office:value="116749">
                <text:p>1167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5572">
                <text:p>65572</text:p>
              </table:table-cell>
              <table:table-cell office:value-type="float" office:value="127249">
                <text:p>1272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1596">
                <text:p>71596</text:p>
              </table:table-cell>
              <table:table-cell office:value-type="float" office:value="148285">
                <text:p>1482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3620">
                <text:p>83620</text:p>
              </table:table-cell>
              <table:table-cell office:value-type="float" office:value="190321">
                <text:p>1903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5656">
                <text:p>95656</text:p>
              </table:table-cell>
              <table:table-cell office:value-type="float" office:value="232375">
                <text:p>2323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7680">
                <text:p>107680</text:p>
              </table:table-cell>
              <table:table-cell office:value-type="float" office:value="274411">
                <text:p>2744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9704">
                <text:p>119704</text:p>
              </table:table-cell>
              <table:table-cell office:value-type="float" office:value="316447">
                <text:p>3164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61288">
                <text:p>661288</text:p>
              </table:table-cell>
              <table:table-cell office:value-type="float" office:value="2208823">
                <text:p>22088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6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734cm" svg:height="5.921cm" xlink:href=".." xlink:type="simple" chart:class="chart:bar" chart:style-name="ch1">
        <chart:legend chart:legend-position="end" svg:x="8.841cm" svg:y="2.661cm" style:legend-expansion="high" chart:style-name="ch2"/>
        <chart:plot-area chart:style-name="ch3" table:cell-range-address="Results.B13:Results.B25 'pandas (C1)'.A1:'pandas (C1)'.A1 Results.G13:Results.G25" chart:data-source-has-labels="both" svg:x="0.214cm" svg:y="0.118cm" svg:width="8.413cm" svg:height="4.704cm">
          <chartooo:coordinate-region svg:x="1.206cm" svg:y="0.317cm" svg:width="7.421cm" svg:height="3.858cm"/>
          <chart:axis chart:dimension="x" chart:name="primary-x" chart:style-name="ch4" chartooo:axis-type="auto">
            <chartooo:date-scale/>
            <chart:title svg:x="3.807cm" svg:y="4.94cm" chart:style-name="ch5">
              <text:p>Dataset</text:p>
            </chart:title>
            <chart:categories table:cell-range-address="Results.B13:Results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G13:Results.G25" chart:label-cell-address="'pandas (C1)'.A1:'pandas (C1)'.A1" chart:class="chart:bar">
            <chart:data-point chart:repeated="13"/>
            <loext:propertry-mapping loext:property="BorderColor" loext:cell-range-address="'pandas (C1)'.A1:'pandas (C1)'.A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13:Results.B25</svg:desc>
                </draw:g>
              </table:table-cell>
              <table:table-cell office:value-type="float" office:value="4661">
                <text:p>4661</text:p>
                <draw:g>
                  <svg:desc>Results.G13:Results.G25</svg:desc>
                </draw:g>
              </table:table-cell>
              <table:table-cell office:value-type="float" office:value="NaN">
                <text:p>NaN</text:p>
                <draw:g>
                  <svg:desc>'pandas (C1)'.A1:'pandas (C1)'.A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63">
                <text:p>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65">
                <text:p>4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67">
                <text:p>4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670">
                <text:p>4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672">
                <text:p>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674">
                <text:p>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806">
                <text:p>48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0" chart:maximum="2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71cm" svg:height="6.084cm" xlink:href=".." xlink:type="simple" chart:class="chart:bar" chart:style-name="ch1">
        <chart:legend chart:legend-position="end" svg:x="8.578cm" svg:y="2.494cm" style:legend-expansion="high" chart:style-name="ch2"/>
        <chart:plot-area chart:style-name="ch3" table:cell-range-address="Results.B39:Results.B51 'pandas (C1)'.A1:'pandas (C1)'.A1 Results.D39:Results.E51" chart:data-source-has-labels="both" svg:x="0.209cm" svg:y="0.121cm" svg:width="8.16cm" svg:height="5.842cm">
          <chartooo:coordinate-region svg:x="1.756cm" svg:y="0.32cm" svg:width="6.613cm" svg:height="4.996cm"/>
          <chart:axis chart:dimension="x" chart:name="primary-x" chart:style-name="ch4" chartooo:axis-type="auto">
            <chartooo:date-scale/>
            <chart:categories table:cell-range-address="Results.B39:Results.B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D39:Results.D51" chart:label-cell-address="'pandas (C1)'.A1:'pandas (C1)'.A1" chart:class="chart:bar">
            <chart:data-point chart:repeated="13"/>
          </chart:series>
          <chart:series chart:style-name="ch8" chart:values-cell-range-address="Results.E39:Results.E51" chart:label-cell-address="'pandas (C1)'.A1:'pandas (C1)'.A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39:Results.B51</svg:desc>
                </draw:g>
              </table:table-cell>
              <table:table-cell office:value-type="float" office:value="977472">
                <text:p>977472</text:p>
                <draw:g>
                  <svg:desc>Results.D39:Results.D51</svg:desc>
                </draw:g>
              </table:table-cell>
              <table:table-cell office:value-type="float" office:value="1694568">
                <text:p>1694568</text:p>
                <draw:g>
                  <svg:desc>Results.E39:Results.E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6181">
                <text:p>976181</text:p>
              </table:table-cell>
              <table:table-cell office:value-type="float" office:value="1691739">
                <text:p>16917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76881">
                <text:p>976881</text:p>
              </table:table-cell>
              <table:table-cell office:value-type="float" office:value="1693119">
                <text:p>16931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8997">
                <text:p>978997</text:p>
              </table:table-cell>
              <table:table-cell office:value-type="float" office:value="1697283">
                <text:p>16972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2521">
                <text:p>982521</text:p>
              </table:table-cell>
              <table:table-cell office:value-type="float" office:value="1704219">
                <text:p>17042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10697">
                <text:p>1010697</text:p>
              </table:table-cell>
              <table:table-cell office:value-type="float" office:value="1759683">
                <text:p>17596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46049">
                <text:p>1046049</text:p>
              </table:table-cell>
              <table:table-cell office:value-type="float" office:value="1829211">
                <text:p>18292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6035">
                <text:p>976035</text:p>
              </table:table-cell>
              <table:table-cell office:value-type="float" office:value="1691417">
                <text:p>16914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6083">
                <text:p>976083</text:p>
              </table:table-cell>
              <table:table-cell office:value-type="float" office:value="1691489">
                <text:p>16914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22cm" svg:height="5.686cm" xlink:href=".." xlink:type="simple" chart:class="chart:bar" chart:style-name="ch1">
        <chart:legend chart:legend-position="end" svg:x="8.029cm" svg:y="2.544cm" style:legend-expansion="high" chart:style-name="ch2"/>
        <chart:plot-area chart:style-name="ch3" table:cell-range-address="Results.B39:Results.B51 'pandas (C1)'.A1:'pandas (C1)'.A1 Results.G39:Results.G51" chart:data-source-has-labels="both" svg:x="0.198cm" svg:y="0.113cm" svg:width="7.633cm" svg:height="5.46cm">
          <chartooo:coordinate-region svg:x="1.375cm" svg:y="0.312cm" svg:width="6.456cm" svg:height="4.614cm"/>
          <chart:axis chart:dimension="x" chart:name="primary-x" chart:style-name="ch4" chartooo:axis-type="auto">
            <chartooo:date-scale/>
            <chart:categories table:cell-range-address="Results.B39:Results.B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G39:Results.G51" chart:label-cell-address="'pandas (C1)'.A1:'pandas (C1)'.A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39:Results.B51</svg:desc>
                </draw:g>
              </table:table-cell>
              <table:table-cell office:value-type="float" office:value="63431">
                <text:p>63431</text:p>
                <draw:g>
                  <svg:desc>Results.G39:Results.G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3345">
                <text:p>633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3347">
                <text:p>633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3351">
                <text:p>633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00000" chart:interval-major="2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61cm" svg:height="5.751cm" xlink:href=".." xlink:type="simple" chart:class="chart:bar" chart:style-name="ch1">
        <chart:legend chart:legend-position="end" svg:x="8.368cm" svg:y="2.327cm" style:legend-expansion="high" chart:style-name="ch2"/>
        <chart:plot-area chart:style-name="ch3" table:cell-range-address="Results.B65:Results.B76 'pandas (C1)'.A1:'pandas (C1)'.A1 Results.D65:Results.E76" chart:data-source-has-labels="both" svg:x="0.205cm" svg:y="0.115cm" svg:width="7.958cm" svg:height="5.521cm">
          <chartooo:coordinate-region svg:x="1.752cm" svg:y="0.314cm" svg:width="6.411cm" svg:height="4.675cm"/>
          <chart:axis chart:dimension="x" chart:name="primary-x" chart:style-name="ch4" chartooo:axis-type="auto">
            <chartooo:date-scale/>
            <chart:categories table:cell-range-address="Results.B65:Results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D65:Results.D76" chart:label-cell-address="'pandas (C1)'.A1:'pandas (C1)'.A1" chart:class="chart:bar">
            <chart:data-point chart:repeated="12"/>
          </chart:series>
          <chart:series chart:style-name="ch8" chart:values-cell-range-address="Results.E65:Results.E76" chart:label-cell-address="'pandas (C1)'.A1:'pandas (C1)'.A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65:Results.B76</svg:desc>
                </draw:g>
              </table:table-cell>
              <table:table-cell office:value-type="float" office:value="976839">
                <text:p>976839</text:p>
                <draw:g>
                  <svg:desc>Results.D65:Results.D76</svg:desc>
                </draw:g>
              </table:table-cell>
              <table:table-cell office:value-type="float" office:value="1693354">
                <text:p>1693354</text:p>
                <draw:g>
                  <svg:desc>Results.E65:Results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5585">
                <text:p>975585</text:p>
              </table:table-cell>
              <table:table-cell office:value-type="float" office:value="1690602">
                <text:p>16906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80025">
                <text:p>980025</text:p>
              </table:table-cell>
              <table:table-cell office:value-type="float" office:value="1698842">
                <text:p>16988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5575">
                <text:p>985575</text:p>
              </table:table-cell>
              <table:table-cell office:value-type="float" office:value="1709142">
                <text:p>170914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29975">
                <text:p>1029975</text:p>
              </table:table-cell>
              <table:table-cell office:value-type="float" office:value="1791542">
                <text:p>179154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75347">
                <text:p>975347</text:p>
              </table:table-cell>
              <table:table-cell office:value-type="float" office:value="1690136">
                <text:p>16901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5395">
                <text:p>975395</text:p>
              </table:table-cell>
              <table:table-cell office:value-type="float" office:value="1690208">
                <text:p>16902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51cm" svg:height="5.58cm" xlink:href=".." xlink:type="simple" chart:class="chart:bar" chart:style-name="ch1">
        <chart:legend chart:legend-position="end" svg:x="8.158cm" svg:y="2.491cm" style:legend-expansion="high" chart:style-name="ch2"/>
        <chart:plot-area chart:style-name="ch3" table:cell-range-address="Results.B65:Results.B76 'pandas (C1)'.A1:'pandas (C1)'.A1 Results.G65:Results.G76" chart:data-source-has-labels="both" svg:x="0.201cm" svg:y="0.111cm" svg:width="7.756cm" svg:height="5.358cm">
          <chartooo:coordinate-region svg:x="1.378cm" svg:y="0.31cm" svg:width="6.579cm" svg:height="4.512cm"/>
          <chart:axis chart:dimension="x" chart:name="primary-x" chart:style-name="ch4" chartooo:axis-type="auto">
            <chartooo:date-scale/>
            <chart:categories table:cell-range-address="Results.B65:Results.B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G65:Results.G76" chart:label-cell-address="'pandas (C1)'.A1:'pandas (C1)'.A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</text:p>
                <draw:g>
                  <svg:desc>'pandas (C1)'.A1:'pandas (C1)'.A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B65:Results.B76</svg:desc>
                </draw:g>
              </table:table-cell>
              <table:table-cell office:value-type="float" office:value="63399">
                <text:p>63399</text:p>
                <draw:g>
                  <svg:desc>Results.G65:Results.G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3326">
                <text:p>633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3406">
                <text:p>634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3506">
                <text:p>63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306">
                <text:p>643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3327">
                <text:p>633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3331">
                <text:p>633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